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25000001A9C1EF08BB2B04922C.png" manifest:media-type="image/png"/>
  <manifest:file-entry manifest:full-path="Pictures/1000020100000DEC000005854CD6AADE1368CC5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Boxed Book" svg:font-family="'Boxed Book'"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pple Chancery" svg:font-family="'Apple Chancer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6.302cm" fo:margin-left="-0.009cm" fo:margin-top="0cm" fo:margin-bottom="0cm" table:align="left" style:writing-mode="lr-tb"/>
    </style:style>
    <style:style style:name="Tabela1.A" style:family="table-column">
      <style:table-column-properties style:column-width="1.725cm"/>
    </style:style>
    <style:style style:name="Tabela1.B" style:family="table-column">
      <style:table-column-properties style:column-width="2.644cm"/>
    </style:style>
    <style:style style:name="Tabela1.C" style:family="table-column">
      <style:table-column-properties style:column-width="11.933cm"/>
    </style:style>
    <style:style style:name="Tabela1.1" style:family="table-row">
      <style:table-row-properties fo:keep-together="always"/>
    </style:style>
    <style:style style:name="Tabela1.A1" style:family="table-cell">
      <style:table-cell-properties fo:background-color="#d9d9d9" fo:padding-left="0.199cm" fo:padding-right="0.191cm" fo:padding-top="0cm" fo:padding-bottom="0cm" fo:border="0.5pt solid #000001">
        <style:background-image/>
      </style:table-cell-properties>
    </style:style>
    <style:style style:name="Tabela1.A2" style:family="table-cell">
      <style:table-cell-properties fo:padding-left="0.199cm" fo:padding-right="0.191cm" fo:padding-top="0cm" fo:padding-bottom="0cm" fo:border="0.5pt solid #000001"/>
    </style:style>
    <style:style style:name="Tabela1.B2" style:family="table-cell">
      <style:table-cell-properties fo:padding-left="0.199cm" fo:padding-right="0.191cm" fo:padding-top="0cm" fo:padding-bottom="0cm" fo:border="0.5pt solid #000001"/>
    </style:style>
    <style:style style:name="Tabela1.C2" style:family="table-cell">
      <style:table-cell-properties fo:padding-left="0.199cm" fo:padding-right="0.191cm" fo:padding-top="0cm" fo:padding-bottom="0cm" fo:border="0.5pt solid #000001"/>
    </style:style>
    <style:style style:name="Tabela1.A3" style:family="table-cell">
      <style:table-cell-properties fo:padding-left="0.199cm" fo:padding-right="0.191cm" fo:padding-top="0cm" fo:padding-bottom="0cm" fo:border="0.5pt solid #000001"/>
    </style:style>
    <style:style style:name="Tabela1.B3" style:family="table-cell">
      <style:table-cell-properties fo:padding-left="0.199cm" fo:padding-right="0.191cm" fo:padding-top="0cm" fo:padding-bottom="0cm" fo:border="0.5pt solid #000001"/>
    </style:style>
    <style:style style:name="Tabela1.C3" style:family="table-cell">
      <style:table-cell-properties fo:padding-left="0.199cm" fo:padding-right="0.191cm" fo:padding-top="0cm" fo:padding-bottom="0cm" fo:border="0.5pt solid #000001"/>
    </style:style>
    <style:style style:name="Tabela1.A4" style:family="table-cell">
      <style:table-cell-properties fo:padding-left="0.199cm" fo:padding-right="0.191cm" fo:padding-top="0cm" fo:padding-bottom="0cm" fo:border="0.5pt solid #000001"/>
    </style:style>
    <style:style style:name="Tabela1.B4" style:family="table-cell">
      <style:table-cell-properties fo:padding-left="0.199cm" fo:padding-right="0.191cm" fo:padding-top="0cm" fo:padding-bottom="0cm" fo:border="0.5pt solid #000001"/>
    </style:style>
    <style:style style:name="Tabela1.C4" style:family="table-cell">
      <style:table-cell-properties fo:padding-left="0.199cm" fo:padding-right="0.191cm" fo:padding-top="0cm" fo:padding-bottom="0cm" fo:border="0.5pt solid #000001"/>
    </style:style>
    <style:style style:name="Tabela1.A5" style:family="table-cell">
      <style:table-cell-properties fo:padding-left="0.199cm" fo:padding-right="0.191cm" fo:padding-top="0cm" fo:padding-bottom="0cm" fo:border="0.5pt solid #000001"/>
    </style:style>
    <style:style style:name="Tabela1.B5" style:family="table-cell">
      <style:table-cell-properties fo:padding-left="0.199cm" fo:padding-right="0.191cm" fo:padding-top="0cm" fo:padding-bottom="0cm" fo:border="0.5pt solid #000001"/>
    </style:style>
    <style:style style:name="Tabela1.C5" style:family="table-cell">
      <style:table-cell-properties fo:padding-left="0.199cm" fo:padding-right="0.191cm" fo:padding-top="0cm" fo:padding-bottom="0cm" fo:border="0.5pt solid #000001"/>
    </style:style>
    <style:style style:name="Tabela1.A6" style:family="table-cell">
      <style:table-cell-properties fo:padding-left="0.199cm" fo:padding-right="0.191cm" fo:padding-top="0cm" fo:padding-bottom="0cm" fo:border="0.5pt solid #000001"/>
    </style:style>
    <style:style style:name="Tabela1.B6" style:family="table-cell">
      <style:table-cell-properties fo:padding-left="0.199cm" fo:padding-right="0.191cm" fo:padding-top="0cm" fo:padding-bottom="0cm" fo:border="0.5pt solid #000001"/>
    </style:style>
    <style:style style:name="Tabela1.C6" style:family="table-cell">
      <style:table-cell-properties style:vertical-align="bottom" fo:padding-left="0.199cm" fo:padding-right="0.191cm" fo:padding-top="0cm" fo:padding-bottom="0cm" fo:border="0.5pt solid #000001"/>
    </style:style>
    <style:style style:name="Tabela1.A7" style:family="table-cell">
      <style:table-cell-properties fo:padding-left="0.199cm" fo:padding-right="0.191cm" fo:padding-top="0cm" fo:padding-bottom="0cm" fo:border="0.5pt solid #000001"/>
    </style:style>
    <style:style style:name="Tabela1.B7" style:family="table-cell">
      <style:table-cell-properties fo:padding-left="0.199cm" fo:padding-right="0.191cm" fo:padding-top="0cm" fo:padding-bottom="0cm" fo:border="0.5pt solid #000001"/>
    </style:style>
    <style:style style:name="Tabela1.A8" style:family="table-cell">
      <style:table-cell-properties fo:padding-left="0.199cm" fo:padding-right="0.191cm" fo:padding-top="0cm" fo:padding-bottom="0cm" fo:border="0.5pt solid #000001"/>
    </style:style>
    <style:style style:name="Tabela1.B8" style:family="table-cell">
      <style:table-cell-properties fo:padding-left="0.199cm" fo:padding-right="0.191cm" fo:padding-top="0cm" fo:padding-bottom="0cm" fo:border="0.5pt solid #000001"/>
    </style:style>
    <style:style style:name="Tabela1.A9" style:family="table-cell">
      <style:table-cell-properties fo:padding-left="0.199cm" fo:padding-right="0.191cm" fo:padding-top="0cm" fo:padding-bottom="0cm" fo:border="0.5pt solid #000001"/>
    </style:style>
    <style:style style:name="Tabela1.B9" style:family="table-cell">
      <style:table-cell-properties fo:padding-left="0.199cm" fo:padding-right="0.191cm" fo:padding-top="0cm" fo:padding-bottom="0cm" fo:border="0.5pt solid #000001"/>
    </style:style>
    <style:style style:name="Tabela1.A10" style:family="table-cell">
      <style:table-cell-properties fo:padding-left="0.199cm" fo:padding-right="0.191cm" fo:padding-top="0cm" fo:padding-bottom="0cm" fo:border="0.5pt solid #000001"/>
    </style:style>
    <style:style style:name="Tabela1.B10" style:family="table-cell">
      <style:table-cell-properties fo:padding-left="0.199cm" fo:padding-right="0.191cm" fo:padding-top="0cm" fo:padding-bottom="0cm" fo:border="0.5pt solid #000001"/>
    </style:style>
    <style:style style:name="Tabela1.A11" style:family="table-cell">
      <style:table-cell-properties fo:padding-left="0.199cm" fo:padding-right="0.191cm" fo:padding-top="0cm" fo:padding-bottom="0cm" fo:border="0.5pt solid #000001"/>
    </style:style>
    <style:style style:name="Tabela1.B11" style:family="table-cell">
      <style:table-cell-properties fo:padding-left="0.199cm" fo:padding-right="0.191cm" fo:padding-top="0cm" fo:padding-bottom="0cm" fo:border="0.5pt solid #000001"/>
    </style:style>
    <style:style style:name="Tabela1.A12" style:family="table-cell">
      <style:table-cell-properties fo:padding-left="0.199cm" fo:padding-right="0.191cm" fo:padding-top="0cm" fo:padding-bottom="0cm" fo:border="0.5pt solid #000001"/>
    </style:style>
    <style:style style:name="Tabela1.B12" style:family="table-cell">
      <style:table-cell-properties fo:padding-left="0.199cm" fo:padding-right="0.191cm" fo:padding-top="0cm" fo:padding-bottom="0cm" fo:border="0.5pt solid #000001"/>
    </style:style>
    <style:style style:name="Tabela1.A13" style:family="table-cell">
      <style:table-cell-properties fo:padding-left="0.199cm" fo:padding-right="0.191cm" fo:padding-top="0cm" fo:padding-bottom="0cm" fo:border="0.5pt solid #000001"/>
    </style:style>
    <style:style style:name="Tabela1.B13" style:family="table-cell">
      <style:table-cell-properties fo:padding-left="0.199cm" fo:padding-right="0.191cm" fo:padding-top="0cm" fo:padding-bottom="0cm" fo:border="0.5pt solid #000001"/>
    </style:style>
    <style:style style:name="Tabela1.A14" style:family="table-cell">
      <style:table-cell-properties fo:padding-left="0.199cm" fo:padding-right="0.191cm" fo:padding-top="0cm" fo:padding-bottom="0cm" fo:border="0.5pt solid #000001"/>
    </style:style>
    <style:style style:name="Tabela1.B14" style:family="table-cell">
      <style:table-cell-properties fo:padding-left="0.199cm" fo:padding-right="0.191cm" fo:padding-top="0cm" fo:padding-bottom="0cm" fo:border="0.5pt solid #000001"/>
    </style:style>
    <style:style style:name="Tabela1.A15" style:family="table-cell">
      <style:table-cell-properties fo:padding-left="0.199cm" fo:padding-right="0.191cm" fo:padding-top="0cm" fo:padding-bottom="0cm" fo:border="0.5pt solid #000001"/>
    </style:style>
    <style:style style:name="Tabela1.B15" style:family="table-cell">
      <style:table-cell-properties fo:padding-left="0.199cm" fo:padding-right="0.191cm" fo:padding-top="0cm" fo:padding-bottom="0cm" fo:border="0.5pt solid #000001"/>
    </style:style>
    <style:style style:name="Tabela1.A16" style:family="table-cell">
      <style:table-cell-properties fo:padding-left="0.199cm" fo:padding-right="0.191cm" fo:padding-top="0cm" fo:padding-bottom="0cm" fo:border="0.5pt solid #000001"/>
    </style:style>
    <style:style style:name="Tabela1.B16" style:family="table-cell">
      <style:table-cell-properties fo:padding-left="0.199cm" fo:padding-right="0.191cm" fo:padding-top="0cm" fo:padding-bottom="0cm" fo:border="0.5pt solid #000001"/>
    </style:style>
    <style:style style:name="Tabela1.A17" style:family="table-cell">
      <style:table-cell-properties fo:padding-left="0.199cm" fo:padding-right="0.191cm" fo:padding-top="0cm" fo:padding-bottom="0cm" fo:border="0.5pt solid #000001"/>
    </style:style>
    <style:style style:name="Tabela1.B17" style:family="table-cell">
      <style:table-cell-properties fo:padding-left="0.199cm" fo:padding-right="0.191cm" fo:padding-top="0cm" fo:padding-bottom="0cm" fo:border="0.5pt solid #000001"/>
    </style:style>
    <style:style style:name="Tabela1.A18" style:family="table-cell">
      <style:table-cell-properties fo:padding-left="0.199cm" fo:padding-right="0.191cm" fo:padding-top="0cm" fo:padding-bottom="0cm" fo:border="0.5pt solid #000001"/>
    </style:style>
    <style:style style:name="Tabela1.B18" style:family="table-cell">
      <style:table-cell-properties fo:padding-left="0.199cm" fo:padding-right="0.191cm" fo:padding-top="0cm" fo:padding-bottom="0cm" fo:border="0.5pt solid #000001"/>
    </style:style>
    <style:style style:name="Tabela1.A19" style:family="table-cell">
      <style:table-cell-properties fo:padding-left="0.199cm" fo:padding-right="0.191cm" fo:padding-top="0cm" fo:padding-bottom="0cm" fo:border="0.5pt solid #000001"/>
    </style:style>
    <style:style style:name="Tabela1.B19" style:family="table-cell">
      <style:table-cell-properties fo:padding-left="0.199cm" fo:padding-right="0.191cm" fo:padding-top="0cm" fo:padding-bottom="0cm" fo:border="0.5pt solid #000001"/>
    </style:style>
    <style:style style:name="Tabela1.A20" style:family="table-cell">
      <style:table-cell-properties fo:padding-left="0.199cm" fo:padding-right="0.191cm" fo:padding-top="0cm" fo:padding-bottom="0cm" fo:border="0.5pt solid #000001"/>
    </style:style>
    <style:style style:name="Tabela1.B20" style:family="table-cell">
      <style:table-cell-properties fo:padding-left="0.199cm" fo:padding-right="0.191cm" fo:padding-top="0cm" fo:padding-bottom="0cm" fo:border="0.5pt solid #000001"/>
    </style:style>
    <style:style style:name="Tabela1.A21" style:family="table-cell">
      <style:table-cell-properties fo:padding-left="0.199cm" fo:padding-right="0.191cm" fo:padding-top="0cm" fo:padding-bottom="0cm" fo:border="0.5pt solid #000001"/>
    </style:style>
    <style:style style:name="Tabela1.B21" style:family="table-cell">
      <style:table-cell-properties fo:padding-left="0.199cm" fo:padding-right="0.191cm" fo:padding-top="0cm" fo:padding-bottom="0cm" fo:border="0.5pt solid #000001"/>
    </style:style>
    <style:style style:name="Tabela1.A22" style:family="table-cell">
      <style:table-cell-properties fo:padding-left="0.199cm" fo:padding-right="0.191cm" fo:padding-top="0cm" fo:padding-bottom="0cm" fo:border="0.5pt solid #000001"/>
    </style:style>
    <style:style style:name="Tabela1.B22" style:family="table-cell">
      <style:table-cell-properties fo:padding-left="0.199cm" fo:padding-right="0.191cm" fo:padding-top="0cm" fo:padding-bottom="0cm" fo:border="0.5pt solid #000001"/>
    </style:style>
    <style:style style:name="Tabela1.A23" style:family="table-cell">
      <style:table-cell-properties fo:padding-left="0.199cm" fo:padding-right="0.191cm" fo:padding-top="0cm" fo:padding-bottom="0cm" fo:border="0.5pt solid #000001"/>
    </style:style>
    <style:style style:name="Tabela1.B23" style:family="table-cell">
      <style:table-cell-properties fo:padding-left="0.199cm" fo:padding-right="0.191cm" fo:padding-top="0cm" fo:padding-bottom="0cm" fo:border="0.5pt solid #000001"/>
    </style:style>
    <style:style style:name="Tabela1.A24" style:family="table-cell">
      <style:table-cell-properties fo:padding-left="0.199cm" fo:padding-right="0.191cm" fo:padding-top="0cm" fo:padding-bottom="0cm" fo:border="0.5pt solid #000001"/>
    </style:style>
    <style:style style:name="Tabela1.B24" style:family="table-cell">
      <style:table-cell-properties fo:padding-left="0.199cm" fo:padding-right="0.191cm" fo:padding-top="0cm" fo:padding-bottom="0cm" fo:border="0.5pt solid #000001"/>
    </style:style>
    <style:style style:name="Tabela1.A25" style:family="table-cell">
      <style:table-cell-properties fo:padding-left="0.199cm" fo:padding-right="0.191cm" fo:padding-top="0cm" fo:padding-bottom="0cm" fo:border="0.5pt solid #000001"/>
    </style:style>
    <style:style style:name="Tabela1.B25" style:family="table-cell">
      <style:table-cell-properties fo:padding-left="0.199cm" fo:padding-right="0.191cm" fo:padding-top="0cm" fo:padding-bottom="0cm" fo:border="0.5pt solid #000001"/>
    </style:style>
    <style:style style:name="Tabela1.A26" style:family="table-cell">
      <style:table-cell-properties fo:padding-left="0.199cm" fo:padding-right="0.191cm" fo:padding-top="0cm" fo:padding-bottom="0cm" fo:border="0.5pt solid #000001"/>
    </style:style>
    <style:style style:name="Tabela1.B26" style:family="table-cell">
      <style:table-cell-properties fo:padding-left="0.199cm" fo:padding-right="0.191cm" fo:padding-top="0cm" fo:padding-bottom="0cm" fo:border="0.5pt solid #000001"/>
    </style:style>
    <style:style style:name="Tabela1.A27" style:family="table-cell">
      <style:table-cell-properties fo:padding-left="0.199cm" fo:padding-right="0.191cm" fo:padding-top="0cm" fo:padding-bottom="0cm" fo:border="0.5pt solid #000001"/>
    </style:style>
    <style:style style:name="Tabela1.B27" style:family="table-cell">
      <style:table-cell-properties fo:padding-left="0.199cm" fo:padding-right="0.191cm" fo:padding-top="0cm" fo:padding-bottom="0cm" fo:border="0.5pt solid #000001"/>
    </style:style>
    <style:style style:name="Tabela1.A28" style:family="table-cell">
      <style:table-cell-properties fo:padding-left="0.199cm" fo:padding-right="0.191cm" fo:padding-top="0cm" fo:padding-bottom="0cm" fo:border="0.5pt solid #000001"/>
    </style:style>
    <style:style style:name="Tabela1.B28" style:family="table-cell">
      <style:table-cell-properties fo:padding-left="0.199cm" fo:padding-right="0.191cm" fo:padding-top="0cm" fo:padding-bottom="0cm" fo:border="0.5pt solid #000001"/>
    </style:style>
    <style:style style:name="Tabela1.A29" style:family="table-cell">
      <style:table-cell-properties fo:padding-left="0.199cm" fo:padding-right="0.191cm" fo:padding-top="0cm" fo:padding-bottom="0cm" fo:border="0.5pt solid #000001"/>
    </style:style>
    <style:style style:name="Tabela1.B29" style:family="table-cell">
      <style:table-cell-properties fo:padding-left="0.199cm" fo:padding-right="0.191cm" fo:padding-top="0cm" fo:padding-bottom="0cm" fo:border="0.5pt solid #000001"/>
    </style:style>
    <style:style style:name="Tabela1.A30" style:family="table-cell">
      <style:table-cell-properties fo:padding-left="0.199cm" fo:padding-right="0.191cm" fo:padding-top="0cm" fo:padding-bottom="0cm" fo:border="0.5pt solid #000001"/>
    </style:style>
    <style:style style:name="Tabela1.B30" style:family="table-cell">
      <style:table-cell-properties fo:padding-left="0.199cm" fo:padding-right="0.191cm" fo:padding-top="0cm" fo:padding-bottom="0cm" fo:border="0.5pt solid #000001"/>
    </style:style>
    <style:style style:name="Tabela1.A31" style:family="table-cell">
      <style:table-cell-properties fo:padding-left="0.199cm" fo:padding-right="0.191cm" fo:padding-top="0cm" fo:padding-bottom="0cm" fo:border="0.5pt solid #000001"/>
    </style:style>
    <style:style style:name="Tabela1.B31" style:family="table-cell">
      <style:table-cell-properties fo:padding-left="0.199cm" fo:padding-right="0.191cm" fo:padding-top="0cm" fo:padding-bottom="0cm" fo:border="0.5pt solid #000001"/>
    </style:style>
    <style:style style:name="Tabela1.A32" style:family="table-cell">
      <style:table-cell-properties fo:padding-left="0.199cm" fo:padding-right="0.191cm" fo:padding-top="0cm" fo:padding-bottom="0cm" fo:border="0.5pt solid #000001"/>
    </style:style>
    <style:style style:name="Tabela1.B32" style:family="table-cell">
      <style:table-cell-properties fo:padding-left="0.199cm" fo:padding-right="0.191cm" fo:padding-top="0cm" fo:padding-bottom="0cm" fo:border="0.5pt solid #000001"/>
    </style:style>
    <style:style style:name="Tabela1.A33" style:family="table-cell">
      <style:table-cell-properties fo:padding-left="0.199cm" fo:padding-right="0.191cm" fo:padding-top="0cm" fo:padding-bottom="0cm" fo:border="0.5pt solid #000001"/>
    </style:style>
    <style:style style:name="Tabela1.B33" style:family="table-cell">
      <style:table-cell-properties fo:padding-left="0.199cm" fo:padding-right="0.191cm" fo:padding-top="0cm" fo:padding-bottom="0cm" fo:border="0.5pt solid #000001"/>
    </style:style>
    <style:style style:name="Tabela1.A34" style:family="table-cell">
      <style:table-cell-properties fo:padding-left="0.199cm" fo:padding-right="0.191cm" fo:padding-top="0cm" fo:padding-bottom="0cm" fo:border="0.5pt solid #000001"/>
    </style:style>
    <style:style style:name="Tabela1.B34" style:family="table-cell">
      <style:table-cell-properties fo:padding-left="0.199cm" fo:padding-right="0.191cm" fo:padding-top="0cm" fo:padding-bottom="0cm" fo:border="0.5pt solid #000001"/>
    </style:style>
    <style:style style:name="Tabela1.A35" style:family="table-cell">
      <style:table-cell-properties fo:padding-left="0.199cm" fo:padding-right="0.191cm" fo:padding-top="0cm" fo:padding-bottom="0cm" fo:border="0.5pt solid #000001"/>
    </style:style>
    <style:style style:name="Tabela1.B35" style:family="table-cell">
      <style:table-cell-properties fo:padding-left="0.199cm" fo:padding-right="0.191cm" fo:padding-top="0cm" fo:padding-bottom="0cm" fo:border="0.5pt solid #000001"/>
    </style:style>
    <style:style style:name="Tabela1.A36" style:family="table-cell">
      <style:table-cell-properties fo:padding-left="0.199cm" fo:padding-right="0.191cm" fo:padding-top="0cm" fo:padding-bottom="0cm" fo:border="0.5pt solid #000001"/>
    </style:style>
    <style:style style:name="Tabela1.B36" style:family="table-cell">
      <style:table-cell-properties fo:padding-left="0.199cm" fo:padding-right="0.191cm" fo:padding-top="0cm" fo:padding-bottom="0cm" fo:border="0.5pt solid #000001"/>
    </style:style>
    <style:style style:name="Tabela2" style:family="table">
      <style:table-properties style:width="15.849cm" fo:margin-left="-0.009cm" fo:margin-top="0cm" fo:margin-bottom="0cm" table:align="left" style:writing-mode="lr-tb"/>
    </style:style>
    <style:style style:name="Tabela2.A" style:family="table-column">
      <style:table-column-properties style:column-width="3.173cm"/>
    </style:style>
    <style:style style:name="Tabela2.B" style:family="table-column">
      <style:table-column-properties style:column-width="3.336cm"/>
    </style:style>
    <style:style style:name="Tabela2.C" style:family="table-column">
      <style:table-column-properties style:column-width="9.34cm"/>
    </style:style>
    <style:style style:name="Tabela2.1" style:family="table-row">
      <style:table-row-properties fo:keep-together="always"/>
    </style:style>
    <style:style style:name="Tabela2.A1" style:family="table-cell">
      <style:table-cell-properties fo:background-color="#d9d9d9" fo:padding-left="0.199cm" fo:padding-right="0.191cm" fo:padding-top="0cm" fo:padding-bottom="0cm" fo:border="0.5pt solid #000001">
        <style:background-image/>
      </style:table-cell-properties>
    </style:style>
    <style:style style:name="Tabela2.A2" style:family="table-cell">
      <style:table-cell-properties fo:padding-left="0.199cm" fo:padding-right="0.191cm" fo:padding-top="0cm" fo:padding-bottom="0cm" fo:border="0.5pt solid #000001"/>
    </style:style>
    <style:style style:name="Tabela2.B2" style:family="table-cell">
      <style:table-cell-properties fo:padding-left="0.199cm" fo:padding-right="0.191cm" fo:padding-top="0cm" fo:padding-bottom="0cm" fo:border="0.5pt solid #000001"/>
    </style:style>
    <style:style style:name="Tabela2.C2" style:family="table-cell">
      <style:table-cell-properties fo:padding-left="0.199cm" fo:padding-right="0.191cm" fo:padding-top="0cm" fo:padding-bottom="0cm" fo:border="0.5pt solid #000001"/>
    </style:style>
    <style:style style:name="Tabela2.A3" style:family="table-cell">
      <style:table-cell-properties fo:padding-left="0.199cm" fo:padding-right="0.191cm" fo:padding-top="0cm" fo:padding-bottom="0cm" fo:border="0.5pt solid #000001"/>
    </style:style>
    <style:style style:name="Tabela2.B3" style:family="table-cell">
      <style:table-cell-properties fo:padding-left="0.199cm" fo:padding-right="0.191cm" fo:padding-top="0cm" fo:padding-bottom="0cm" fo:border="0.5pt solid #000001"/>
    </style:style>
    <style:style style:name="Tabela2.C3" style:family="table-cell">
      <style:table-cell-properties fo:padding-left="0.199cm" fo:padding-right="0.191cm" fo:padding-top="0cm" fo:padding-bottom="0cm" fo:border="0.5pt solid #000001"/>
    </style:style>
    <style:style style:name="Tabela2.A4" style:family="table-cell">
      <style:table-cell-properties fo:padding-left="0.199cm" fo:padding-right="0.191cm" fo:padding-top="0cm" fo:padding-bottom="0cm" fo:border="0.5pt solid #000001"/>
    </style:style>
    <style:style style:name="Tabela2.B4" style:family="table-cell">
      <style:table-cell-properties fo:padding-left="0.199cm" fo:padding-right="0.191cm" fo:padding-top="0cm" fo:padding-bottom="0cm" fo:border="0.5pt solid #000001"/>
    </style:style>
    <style:style style:name="Tabela2.C4" style:family="table-cell">
      <style:table-cell-properties fo:padding-left="0.199cm" fo:padding-right="0.191cm" fo:padding-top="0cm" fo:padding-bottom="0cm" fo:border="0.5pt solid #000001"/>
    </style:style>
    <style:style style:name="Tabela2.A5" style:family="table-cell">
      <style:table-cell-properties fo:padding-left="0.199cm" fo:padding-right="0.191cm" fo:padding-top="0cm" fo:padding-bottom="0cm" fo:border="0.5pt solid #000001"/>
    </style:style>
    <style:style style:name="Tabela2.B5" style:family="table-cell">
      <style:table-cell-properties fo:padding-left="0.199cm" fo:padding-right="0.191cm" fo:padding-top="0cm" fo:padding-bottom="0cm" fo:border="0.5pt solid #000001"/>
    </style:style>
    <style:style style:name="Tabela2.C5" style:family="table-cell">
      <style:table-cell-properties fo:padding-left="0.199cm" fo:padding-right="0.191cm" fo:padding-top="0cm" fo:padding-bottom="0cm" fo:border="0.5pt solid #000001"/>
    </style:style>
    <style:style style:name="Tabela2.A6" style:family="table-cell">
      <style:table-cell-properties fo:padding-left="0.199cm" fo:padding-right="0.191cm" fo:padding-top="0cm" fo:padding-bottom="0cm" fo:border="0.5pt solid #000001"/>
    </style:style>
    <style:style style:name="Tabela2.B6" style:family="table-cell">
      <style:table-cell-properties fo:padding-left="0.199cm" fo:padding-right="0.191cm" fo:padding-top="0cm" fo:padding-bottom="0cm" fo:border="0.5pt solid #000001"/>
    </style:style>
    <style:style style:name="Tabela2.C6" style:family="table-cell">
      <style:table-cell-properties fo:padding-left="0.199cm" fo:padding-right="0.191cm" fo:padding-top="0cm" fo:padding-bottom="0cm" fo:border="0.5pt solid #000001"/>
    </style:style>
    <style:style style:name="Tabela3" style:family="table">
      <style:table-properties style:width="16.302cm" fo:margin-left="-0.009cm" fo:margin-top="0cm" fo:margin-bottom="0cm" table:align="left" style:writing-mode="lr-tb"/>
    </style:style>
    <style:style style:name="Tabela3.A" style:family="table-column">
      <style:table-column-properties style:column-width="1.452cm"/>
    </style:style>
    <style:style style:name="Tabela3.B" style:family="table-column">
      <style:table-column-properties style:column-width="1.681cm"/>
    </style:style>
    <style:style style:name="Tabela3.C" style:family="table-column">
      <style:table-column-properties style:column-width="6.025cm"/>
    </style:style>
    <style:style style:name="Tabela3.D" style:family="table-column">
      <style:table-column-properties style:column-width="7.142cm"/>
    </style:style>
    <style:style style:name="Tabela3.1" style:family="table-row">
      <style:table-row-properties fo:keep-together="always"/>
    </style:style>
    <style:style style:name="Tabela3.A1" style:family="table-cell">
      <style:table-cell-properties fo:background-color="#d9d9d9" fo:padding-left="0.199cm" fo:padding-right="0.191cm" fo:padding-top="0cm" fo:padding-bottom="0cm" fo:border="0.5pt solid #000001">
        <style:background-image/>
      </style:table-cell-properties>
    </style:style>
    <style:style style:name="Tabela3.A2" style:family="table-cell">
      <style:table-cell-properties fo:padding-left="0.199cm" fo:padding-right="0.191cm" fo:padding-top="0cm" fo:padding-bottom="0cm" fo:border="0.5pt solid #000001"/>
    </style:style>
    <style:style style:name="Tabela3.B2" style:family="table-cell">
      <style:table-cell-properties fo:padding-left="0.199cm" fo:padding-right="0.191cm" fo:padding-top="0cm" fo:padding-bottom="0cm" fo:border="0.5pt solid #000001"/>
    </style:style>
    <style:style style:name="Tabela3.C2" style:family="table-cell">
      <style:table-cell-properties fo:padding-left="0.199cm" fo:padding-right="0.191cm" fo:padding-top="0cm" fo:padding-bottom="0cm" fo:border="0.5pt solid #000001"/>
    </style:style>
    <style:style style:name="Tabela3.D2" style:family="table-cell">
      <style:table-cell-properties fo:padding-left="0.199cm" fo:padding-right="0.191cm" fo:padding-top="0cm" fo:padding-bottom="0cm" fo:border="0.5pt solid #000001"/>
    </style:style>
    <style:style style:name="Tabela3.A3" style:family="table-cell">
      <style:table-cell-properties fo:padding-left="0.199cm" fo:padding-right="0.191cm" fo:padding-top="0cm" fo:padding-bottom="0cm" fo:border="0.5pt solid #000001"/>
    </style:style>
    <style:style style:name="Tabela3.B3" style:family="table-cell">
      <style:table-cell-properties fo:padding-left="0.199cm" fo:padding-right="0.191cm" fo:padding-top="0cm" fo:padding-bottom="0cm" fo:border="0.5pt solid #000001"/>
    </style:style>
    <style:style style:name="Tabela3.C3" style:family="table-cell">
      <style:table-cell-properties fo:padding-left="0.199cm" fo:padding-right="0.191cm" fo:padding-top="0cm" fo:padding-bottom="0cm" fo:border="0.5pt solid #000001"/>
    </style:style>
    <style:style style:name="Tabela3.D3" style:family="table-cell">
      <style:table-cell-properties fo:padding-left="0.199cm" fo:padding-right="0.191cm" fo:padding-top="0cm" fo:padding-bottom="0cm" fo:border="0.5pt solid #000001"/>
    </style:style>
    <style:style style:name="Tabela3.A4" style:family="table-cell">
      <style:table-cell-properties fo:padding-left="0.199cm" fo:padding-right="0.191cm" fo:padding-top="0cm" fo:padding-bottom="0cm" fo:border="0.5pt solid #000001"/>
    </style:style>
    <style:style style:name="Tabela3.B4" style:family="table-cell">
      <style:table-cell-properties fo:padding-left="0.199cm" fo:padding-right="0.191cm" fo:padding-top="0cm" fo:padding-bottom="0cm" fo:border="0.5pt solid #000001"/>
    </style:style>
    <style:style style:name="Tabela3.C4" style:family="table-cell">
      <style:table-cell-properties fo:padding-left="0.199cm" fo:padding-right="0.191cm" fo:padding-top="0cm" fo:padding-bottom="0cm" fo:border="0.5pt solid #000001"/>
    </style:style>
    <style:style style:name="Tabela3.D4" style:family="table-cell">
      <style:table-cell-properties fo:padding-left="0.199cm" fo:padding-right="0.191cm" fo:padding-top="0cm" fo:padding-bottom="0cm" fo:border="0.5pt solid #000001"/>
    </style:style>
    <style:style style:name="Tabela3.A5" style:family="table-cell">
      <style:table-cell-properties fo:padding-left="0.199cm" fo:padding-right="0.191cm" fo:padding-top="0cm" fo:padding-bottom="0cm" fo:border="0.5pt solid #000001"/>
    </style:style>
    <style:style style:name="Tabela3.B5" style:family="table-cell">
      <style:table-cell-properties fo:padding-left="0.199cm" fo:padding-right="0.191cm" fo:padding-top="0cm" fo:padding-bottom="0cm" fo:border="0.5pt solid #000001"/>
    </style:style>
    <style:style style:name="Tabela3.C5" style:family="table-cell">
      <style:table-cell-properties fo:padding-left="0.199cm" fo:padding-right="0.191cm" fo:padding-top="0cm" fo:padding-bottom="0cm" fo:border="0.5pt solid #000001"/>
    </style:style>
    <style:style style:name="Tabela3.D5" style:family="table-cell">
      <style:table-cell-properties fo:padding-left="0.199cm" fo:padding-right="0.191cm" fo:padding-top="0cm" fo:padding-bottom="0cm" fo:border="0.5pt solid #000001"/>
    </style:style>
    <style:style style:name="Tabela3.A6" style:family="table-cell">
      <style:table-cell-properties fo:padding-left="0.199cm" fo:padding-right="0.191cm" fo:padding-top="0cm" fo:padding-bottom="0cm" fo:border="0.5pt solid #000001"/>
    </style:style>
    <style:style style:name="Tabela3.B6" style:family="table-cell">
      <style:table-cell-properties fo:padding-left="0.199cm" fo:padding-right="0.191cm" fo:padding-top="0cm" fo:padding-bottom="0cm" fo:border="0.5pt solid #000001"/>
    </style:style>
    <style:style style:name="Tabela3.C6" style:family="table-cell">
      <style:table-cell-properties style:vertical-align="bottom" fo:padding-left="0.199cm" fo:padding-right="0.191cm" fo:padding-top="0cm" fo:padding-bottom="0cm" fo:border="0.5pt solid #000001"/>
    </style:style>
    <style:style style:name="Tabela3.D6" style:family="table-cell">
      <style:table-cell-properties fo:padding-left="0.199cm" fo:padding-right="0.191cm" fo:padding-top="0cm" fo:padding-bottom="0cm" fo:border="0.5pt solid #000001"/>
    </style:style>
    <style:style style:name="Tabela3.A7" style:family="table-cell">
      <style:table-cell-properties fo:padding-left="0.199cm" fo:padding-right="0.191cm" fo:padding-top="0cm" fo:padding-bottom="0cm" fo:border="0.5pt solid #000001"/>
    </style:style>
    <style:style style:name="Tabela3.B7" style:family="table-cell">
      <style:table-cell-properties fo:padding-left="0.199cm" fo:padding-right="0.191cm" fo:padding-top="0cm" fo:padding-bottom="0cm" fo:border="0.5pt solid #000001"/>
    </style:style>
    <style:style style:name="Tabela3.D7" style:family="table-cell">
      <style:table-cell-properties fo:padding-left="0.199cm" fo:padding-right="0.191cm" fo:padding-top="0cm" fo:padding-bottom="0cm" fo:border="0.5pt solid #000001"/>
    </style:style>
    <style:style style:name="Tabela3.A8" style:family="table-cell">
      <style:table-cell-properties fo:padding-left="0.199cm" fo:padding-right="0.191cm" fo:padding-top="0cm" fo:padding-bottom="0cm" fo:border="0.5pt solid #000001"/>
    </style:style>
    <style:style style:name="Tabela3.B8" style:family="table-cell">
      <style:table-cell-properties fo:padding-left="0.199cm" fo:padding-right="0.191cm" fo:padding-top="0cm" fo:padding-bottom="0cm" fo:border="0.5pt solid #000001"/>
    </style:style>
    <style:style style:name="Tabela3.C8" style:family="table-cell">
      <style:table-cell-properties fo:padding-left="0.199cm" fo:padding-right="0.191cm" fo:padding-top="0cm" fo:padding-bottom="0cm" fo:border="0.5pt solid #000001"/>
    </style:style>
    <style:style style:name="Tabela3.D8" style:family="table-cell">
      <style:table-cell-properties fo:padding-left="0.199cm" fo:padding-right="0.191cm" fo:padding-top="0cm" fo:padding-bottom="0cm" fo:border="0.5pt solid #000001"/>
    </style:style>
    <style:style style:name="Tabela3.A9" style:family="table-cell">
      <style:table-cell-properties fo:padding-left="0.199cm" fo:padding-right="0.191cm" fo:padding-top="0cm" fo:padding-bottom="0cm" fo:border="0.5pt solid #000001"/>
    </style:style>
    <style:style style:name="Tabela3.B9" style:family="table-cell">
      <style:table-cell-properties fo:padding-left="0.199cm" fo:padding-right="0.191cm" fo:padding-top="0cm" fo:padding-bottom="0cm" fo:border="0.5pt solid #000001"/>
    </style:style>
    <style:style style:name="Tabela3.D9" style:family="table-cell">
      <style:table-cell-properties fo:padding-left="0.199cm" fo:padding-right="0.191cm" fo:padding-top="0cm" fo:padding-bottom="0cm" fo:border="0.5pt solid #000001"/>
    </style:style>
    <style:style style:name="Tabela3.A10" style:family="table-cell">
      <style:table-cell-properties fo:padding-left="0.199cm" fo:padding-right="0.191cm" fo:padding-top="0cm" fo:padding-bottom="0cm" fo:border="0.5pt solid #000001"/>
    </style:style>
    <style:style style:name="Tabela3.B10" style:family="table-cell">
      <style:table-cell-properties fo:padding-left="0.199cm" fo:padding-right="0.191cm" fo:padding-top="0cm" fo:padding-bottom="0cm" fo:border="0.5pt solid #000001"/>
    </style:style>
    <style:style style:name="Tabela3.D10" style:family="table-cell">
      <style:table-cell-properties fo:padding-left="0.199cm" fo:padding-right="0.191cm" fo:padding-top="0cm" fo:padding-bottom="0cm" fo:border="0.5pt solid #000001"/>
    </style:style>
    <style:style style:name="Tabela3.A11" style:family="table-cell">
      <style:table-cell-properties fo:padding-left="0.199cm" fo:padding-right="0.191cm" fo:padding-top="0cm" fo:padding-bottom="0cm" fo:border="0.5pt solid #000001"/>
    </style:style>
    <style:style style:name="Tabela3.B11" style:family="table-cell">
      <style:table-cell-properties fo:padding-left="0.199cm" fo:padding-right="0.191cm" fo:padding-top="0cm" fo:padding-bottom="0cm" fo:border="0.5pt solid #000001"/>
    </style:style>
    <style:style style:name="Tabela3.D11" style:family="table-cell">
      <style:table-cell-properties fo:padding-left="0.199cm" fo:padding-right="0.191cm" fo:padding-top="0cm" fo:padding-bottom="0cm" fo:border="0.5pt solid #000001"/>
    </style:style>
    <style:style style:name="Tabela3.A12" style:family="table-cell">
      <style:table-cell-properties fo:padding-left="0.199cm" fo:padding-right="0.191cm" fo:padding-top="0cm" fo:padding-bottom="0cm" fo:border="0.5pt solid #000001"/>
    </style:style>
    <style:style style:name="Tabela3.B12" style:family="table-cell">
      <style:table-cell-properties fo:padding-left="0.199cm" fo:padding-right="0.191cm" fo:padding-top="0cm" fo:padding-bottom="0cm" fo:border="0.5pt solid #000001"/>
    </style:style>
    <style:style style:name="Tabela3.D12" style:family="table-cell">
      <style:table-cell-properties fo:padding-left="0.199cm" fo:padding-right="0.191cm" fo:padding-top="0cm" fo:padding-bottom="0cm" fo:border="0.5pt solid #000001"/>
    </style:style>
    <style:style style:name="Tabela3.A13" style:family="table-cell">
      <style:table-cell-properties fo:padding-left="0.199cm" fo:padding-right="0.191cm" fo:padding-top="0cm" fo:padding-bottom="0cm" fo:border="0.5pt solid #000001"/>
    </style:style>
    <style:style style:name="Tabela3.B13" style:family="table-cell">
      <style:table-cell-properties fo:padding-left="0.199cm" fo:padding-right="0.191cm" fo:padding-top="0cm" fo:padding-bottom="0cm" fo:border="0.5pt solid #000001"/>
    </style:style>
    <style:style style:name="Tabela3.D13" style:family="table-cell">
      <style:table-cell-properties fo:padding-left="0.199cm" fo:padding-right="0.191cm" fo:padding-top="0cm" fo:padding-bottom="0cm" fo:border="0.5pt solid #000001"/>
    </style:style>
    <style:style style:name="Tabela3.A14" style:family="table-cell">
      <style:table-cell-properties fo:padding-left="0.199cm" fo:padding-right="0.191cm" fo:padding-top="0cm" fo:padding-bottom="0cm" fo:border="0.5pt solid #000001"/>
    </style:style>
    <style:style style:name="Tabela3.B14" style:family="table-cell">
      <style:table-cell-properties fo:padding-left="0.199cm" fo:padding-right="0.191cm" fo:padding-top="0cm" fo:padding-bottom="0cm" fo:border="0.5pt solid #000001"/>
    </style:style>
    <style:style style:name="Tabela3.D14" style:family="table-cell">
      <style:table-cell-properties fo:padding-left="0.199cm" fo:padding-right="0.191cm" fo:padding-top="0cm" fo:padding-bottom="0cm" fo:border="0.5pt solid #000001"/>
    </style:style>
    <style:style style:name="Tabela3.A15" style:family="table-cell">
      <style:table-cell-properties fo:padding-left="0.199cm" fo:padding-right="0.191cm" fo:padding-top="0cm" fo:padding-bottom="0cm" fo:border="0.5pt solid #000001"/>
    </style:style>
    <style:style style:name="Tabela3.B15" style:family="table-cell">
      <style:table-cell-properties fo:padding-left="0.199cm" fo:padding-right="0.191cm" fo:padding-top="0cm" fo:padding-bottom="0cm" fo:border="0.5pt solid #000001"/>
    </style:style>
    <style:style style:name="Tabela3.D15" style:family="table-cell">
      <style:table-cell-properties fo:padding-left="0.199cm" fo:padding-right="0.191cm" fo:padding-top="0cm" fo:padding-bottom="0cm" fo:border="0.5pt solid #000001"/>
    </style:style>
    <style:style style:name="Tabela3.A16" style:family="table-cell">
      <style:table-cell-properties fo:padding-left="0.199cm" fo:padding-right="0.191cm" fo:padding-top="0cm" fo:padding-bottom="0cm" fo:border="0.5pt solid #000001"/>
    </style:style>
    <style:style style:name="Tabela3.B16" style:family="table-cell">
      <style:table-cell-properties fo:padding-left="0.199cm" fo:padding-right="0.191cm" fo:padding-top="0cm" fo:padding-bottom="0cm" fo:border="0.5pt solid #000001"/>
    </style:style>
    <style:style style:name="Tabela3.D16" style:family="table-cell">
      <style:table-cell-properties fo:padding-left="0.199cm" fo:padding-right="0.191cm" fo:padding-top="0cm" fo:padding-bottom="0cm" fo:border="0.5pt solid #000001"/>
    </style:style>
    <style:style style:name="Tabela3.A17" style:family="table-cell">
      <style:table-cell-properties fo:padding-left="0.199cm" fo:padding-right="0.191cm" fo:padding-top="0cm" fo:padding-bottom="0cm" fo:border="0.5pt solid #000001"/>
    </style:style>
    <style:style style:name="Tabela3.B17" style:family="table-cell">
      <style:table-cell-properties fo:padding-left="0.199cm" fo:padding-right="0.191cm" fo:padding-top="0cm" fo:padding-bottom="0cm" fo:border="0.5pt solid #000001"/>
    </style:style>
    <style:style style:name="Tabela3.D17" style:family="table-cell">
      <style:table-cell-properties fo:padding-left="0.199cm" fo:padding-right="0.191cm" fo:padding-top="0cm" fo:padding-bottom="0cm" fo:border="0.5pt solid #000001"/>
    </style:style>
    <style:style style:name="Tabela3.A18" style:family="table-cell">
      <style:table-cell-properties fo:padding-left="0.199cm" fo:padding-right="0.191cm" fo:padding-top="0cm" fo:padding-bottom="0cm" fo:border="0.5pt solid #000001"/>
    </style:style>
    <style:style style:name="Tabela3.B18" style:family="table-cell">
      <style:table-cell-properties fo:padding-left="0.199cm" fo:padding-right="0.191cm" fo:padding-top="0cm" fo:padding-bottom="0cm" fo:border="0.5pt solid #000001"/>
    </style:style>
    <style:style style:name="Tabela3.D18" style:family="table-cell">
      <style:table-cell-properties fo:padding-left="0.199cm" fo:padding-right="0.191cm" fo:padding-top="0cm" fo:padding-bottom="0cm" fo:border="0.5pt solid #000001"/>
    </style:style>
    <style:style style:name="Tabela3.A19" style:family="table-cell">
      <style:table-cell-properties fo:padding-left="0.199cm" fo:padding-right="0.191cm" fo:padding-top="0cm" fo:padding-bottom="0cm" fo:border="0.5pt solid #000001"/>
    </style:style>
    <style:style style:name="Tabela3.B19" style:family="table-cell">
      <style:table-cell-properties fo:padding-left="0.199cm" fo:padding-right="0.191cm" fo:padding-top="0cm" fo:padding-bottom="0cm" fo:border="0.5pt solid #000001"/>
    </style:style>
    <style:style style:name="Tabela3.D19" style:family="table-cell">
      <style:table-cell-properties fo:padding-left="0.199cm" fo:padding-right="0.191cm" fo:padding-top="0cm" fo:padding-bottom="0cm" fo:border="0.5pt solid #000001"/>
    </style:style>
    <style:style style:name="Tabela3.A20" style:family="table-cell">
      <style:table-cell-properties fo:padding-left="0.199cm" fo:padding-right="0.191cm" fo:padding-top="0cm" fo:padding-bottom="0cm" fo:border="0.5pt solid #000001"/>
    </style:style>
    <style:style style:name="Tabela3.B20" style:family="table-cell">
      <style:table-cell-properties fo:padding-left="0.199cm" fo:padding-right="0.191cm" fo:padding-top="0cm" fo:padding-bottom="0cm" fo:border="0.5pt solid #000001"/>
    </style:style>
    <style:style style:name="Tabela3.D20" style:family="table-cell">
      <style:table-cell-properties fo:padding-left="0.199cm" fo:padding-right="0.191cm" fo:padding-top="0cm" fo:padding-bottom="0cm" fo:border="0.5pt solid #000001"/>
    </style:style>
    <style:style style:name="Tabela3.A21" style:family="table-cell">
      <style:table-cell-properties fo:padding-left="0.199cm" fo:padding-right="0.191cm" fo:padding-top="0cm" fo:padding-bottom="0cm" fo:border="0.5pt solid #000001"/>
    </style:style>
    <style:style style:name="Tabela3.B21" style:family="table-cell">
      <style:table-cell-properties fo:padding-left="0.199cm" fo:padding-right="0.191cm" fo:padding-top="0cm" fo:padding-bottom="0cm" fo:border="0.5pt solid #000001"/>
    </style:style>
    <style:style style:name="Tabela3.D21" style:family="table-cell">
      <style:table-cell-properties fo:padding-left="0.199cm" fo:padding-right="0.191cm" fo:padding-top="0cm" fo:padding-bottom="0cm" fo:border="0.5pt solid #000001"/>
    </style:style>
    <style:style style:name="Tabela3.A22" style:family="table-cell">
      <style:table-cell-properties fo:padding-left="0.199cm" fo:padding-right="0.191cm" fo:padding-top="0cm" fo:padding-bottom="0cm" fo:border="0.5pt solid #000001"/>
    </style:style>
    <style:style style:name="Tabela3.B22" style:family="table-cell">
      <style:table-cell-properties fo:padding-left="0.199cm" fo:padding-right="0.191cm" fo:padding-top="0cm" fo:padding-bottom="0cm" fo:border="0.5pt solid #000001"/>
    </style:style>
    <style:style style:name="Tabela3.D22" style:family="table-cell">
      <style:table-cell-properties fo:padding-left="0.199cm" fo:padding-right="0.191cm" fo:padding-top="0cm" fo:padding-bottom="0cm" fo:border="0.5pt solid #000001"/>
    </style:style>
    <style:style style:name="Tabela3.A23" style:family="table-cell">
      <style:table-cell-properties fo:padding-left="0.199cm" fo:padding-right="0.191cm" fo:padding-top="0cm" fo:padding-bottom="0cm" fo:border="0.5pt solid #000001"/>
    </style:style>
    <style:style style:name="Tabela3.B23" style:family="table-cell">
      <style:table-cell-properties fo:padding-left="0.199cm" fo:padding-right="0.191cm" fo:padding-top="0cm" fo:padding-bottom="0cm" fo:border="0.5pt solid #000001"/>
    </style:style>
    <style:style style:name="Tabela3.D23" style:family="table-cell">
      <style:table-cell-properties fo:padding-left="0.199cm" fo:padding-right="0.191cm" fo:padding-top="0cm" fo:padding-bottom="0cm" fo:border="0.5pt solid #000001"/>
    </style:style>
    <style:style style:name="Tabela3.A24" style:family="table-cell">
      <style:table-cell-properties fo:padding-left="0.199cm" fo:padding-right="0.191cm" fo:padding-top="0cm" fo:padding-bottom="0cm" fo:border="0.5pt solid #000001"/>
    </style:style>
    <style:style style:name="Tabela3.B24" style:family="table-cell">
      <style:table-cell-properties fo:padding-left="0.199cm" fo:padding-right="0.191cm" fo:padding-top="0cm" fo:padding-bottom="0cm" fo:border="0.5pt solid #000001"/>
    </style:style>
    <style:style style:name="Tabela3.D24" style:family="table-cell">
      <style:table-cell-properties fo:padding-left="0.199cm" fo:padding-right="0.191cm" fo:padding-top="0cm" fo:padding-bottom="0cm" fo:border="0.5pt solid #000001"/>
    </style:style>
    <style:style style:name="Tabela3.A25" style:family="table-cell">
      <style:table-cell-properties fo:padding-left="0.199cm" fo:padding-right="0.191cm" fo:padding-top="0cm" fo:padding-bottom="0cm" fo:border="0.5pt solid #000001"/>
    </style:style>
    <style:style style:name="Tabela3.B25" style:family="table-cell">
      <style:table-cell-properties fo:padding-left="0.199cm" fo:padding-right="0.191cm" fo:padding-top="0cm" fo:padding-bottom="0cm" fo:border="0.5pt solid #000001"/>
    </style:style>
    <style:style style:name="Tabela3.D25" style:family="table-cell">
      <style:table-cell-properties fo:padding-left="0.199cm" fo:padding-right="0.191cm" fo:padding-top="0cm" fo:padding-bottom="0cm" fo:border="0.5pt solid #000001"/>
    </style:style>
    <style:style style:name="Tabela3.A26" style:family="table-cell">
      <style:table-cell-properties fo:padding-left="0.199cm" fo:padding-right="0.191cm" fo:padding-top="0cm" fo:padding-bottom="0cm" fo:border="0.5pt solid #000001"/>
    </style:style>
    <style:style style:name="Tabela3.B26" style:family="table-cell">
      <style:table-cell-properties fo:padding-left="0.199cm" fo:padding-right="0.191cm" fo:padding-top="0cm" fo:padding-bottom="0cm" fo:border="0.5pt solid #000001"/>
    </style:style>
    <style:style style:name="Tabela3.D26" style:family="table-cell">
      <style:table-cell-properties fo:padding-left="0.199cm" fo:padding-right="0.191cm" fo:padding-top="0cm" fo:padding-bottom="0cm" fo:border="0.5pt solid #000001"/>
    </style:style>
    <style:style style:name="Tabela3.A27" style:family="table-cell">
      <style:table-cell-properties fo:padding-left="0.199cm" fo:padding-right="0.191cm" fo:padding-top="0cm" fo:padding-bottom="0cm" fo:border="0.5pt solid #000001"/>
    </style:style>
    <style:style style:name="Tabela3.B27" style:family="table-cell">
      <style:table-cell-properties fo:padding-left="0.199cm" fo:padding-right="0.191cm" fo:padding-top="0cm" fo:padding-bottom="0cm" fo:border="0.5pt solid #000001"/>
    </style:style>
    <style:style style:name="Tabela3.D27" style:family="table-cell">
      <style:table-cell-properties fo:padding-left="0.199cm" fo:padding-right="0.191cm" fo:padding-top="0cm" fo:padding-bottom="0cm" fo:border="0.5pt solid #000001"/>
    </style:style>
    <style:style style:name="Tabela3.A28" style:family="table-cell">
      <style:table-cell-properties fo:padding-left="0.199cm" fo:padding-right="0.191cm" fo:padding-top="0cm" fo:padding-bottom="0cm" fo:border="0.5pt solid #000001"/>
    </style:style>
    <style:style style:name="Tabela3.B28" style:family="table-cell">
      <style:table-cell-properties fo:padding-left="0.199cm" fo:padding-right="0.191cm" fo:padding-top="0cm" fo:padding-bottom="0cm" fo:border="0.5pt solid #000001"/>
    </style:style>
    <style:style style:name="Tabela3.D28" style:family="table-cell">
      <style:table-cell-properties fo:padding-left="0.199cm" fo:padding-right="0.191cm" fo:padding-top="0cm" fo:padding-bottom="0cm" fo:border="0.5pt solid #000001"/>
    </style:style>
    <style:style style:name="Tabela3.A29" style:family="table-cell">
      <style:table-cell-properties fo:padding-left="0.199cm" fo:padding-right="0.191cm" fo:padding-top="0cm" fo:padding-bottom="0cm" fo:border="0.5pt solid #000001"/>
    </style:style>
    <style:style style:name="Tabela3.B29" style:family="table-cell">
      <style:table-cell-properties fo:padding-left="0.199cm" fo:padding-right="0.191cm" fo:padding-top="0cm" fo:padding-bottom="0cm" fo:border="0.5pt solid #000001"/>
    </style:style>
    <style:style style:name="Tabela3.D29" style:family="table-cell">
      <style:table-cell-properties fo:padding-left="0.199cm" fo:padding-right="0.191cm" fo:padding-top="0cm" fo:padding-bottom="0cm" fo:border="0.5pt solid #000001"/>
    </style:style>
    <style:style style:name="Tabela3.A30" style:family="table-cell">
      <style:table-cell-properties fo:padding-left="0.199cm" fo:padding-right="0.191cm" fo:padding-top="0cm" fo:padding-bottom="0cm" fo:border="0.5pt solid #000001"/>
    </style:style>
    <style:style style:name="Tabela3.B30" style:family="table-cell">
      <style:table-cell-properties fo:padding-left="0.199cm" fo:padding-right="0.191cm" fo:padding-top="0cm" fo:padding-bottom="0cm" fo:border="0.5pt solid #000001"/>
    </style:style>
    <style:style style:name="Tabela3.D30" style:family="table-cell">
      <style:table-cell-properties fo:padding-left="0.199cm" fo:padding-right="0.191cm" fo:padding-top="0cm" fo:padding-bottom="0cm" fo:border="0.5pt solid #000001"/>
    </style:style>
    <style:style style:name="Tabela3.A31" style:family="table-cell">
      <style:table-cell-properties fo:padding-left="0.199cm" fo:padding-right="0.191cm" fo:padding-top="0cm" fo:padding-bottom="0cm" fo:border="0.5pt solid #000001"/>
    </style:style>
    <style:style style:name="Tabela3.B31" style:family="table-cell">
      <style:table-cell-properties fo:padding-left="0.199cm" fo:padding-right="0.191cm" fo:padding-top="0cm" fo:padding-bottom="0cm" fo:border="0.5pt solid #000001"/>
    </style:style>
    <style:style style:name="Tabela3.D31" style:family="table-cell">
      <style:table-cell-properties fo:padding-left="0.199cm" fo:padding-right="0.191cm" fo:padding-top="0cm" fo:padding-bottom="0cm" fo:border="0.5pt solid #000001"/>
    </style:style>
    <style:style style:name="Tabela3.A32" style:family="table-cell">
      <style:table-cell-properties fo:padding-left="0.199cm" fo:padding-right="0.191cm" fo:padding-top="0cm" fo:padding-bottom="0cm" fo:border="0.5pt solid #000001"/>
    </style:style>
    <style:style style:name="Tabela3.B32" style:family="table-cell">
      <style:table-cell-properties fo:padding-left="0.199cm" fo:padding-right="0.191cm" fo:padding-top="0cm" fo:padding-bottom="0cm" fo:border="0.5pt solid #000001"/>
    </style:style>
    <style:style style:name="Tabela3.D32" style:family="table-cell">
      <style:table-cell-properties fo:padding-left="0.199cm" fo:padding-right="0.191cm" fo:padding-top="0cm" fo:padding-bottom="0cm" fo:border="0.5pt solid #000001"/>
    </style:style>
    <style:style style:name="Tabela3.A33" style:family="table-cell">
      <style:table-cell-properties fo:padding-left="0.199cm" fo:padding-right="0.191cm" fo:padding-top="0cm" fo:padding-bottom="0cm" fo:border="0.5pt solid #000001"/>
    </style:style>
    <style:style style:name="Tabela3.B33" style:family="table-cell">
      <style:table-cell-properties fo:padding-left="0.199cm" fo:padding-right="0.191cm" fo:padding-top="0cm" fo:padding-bottom="0cm" fo:border="0.5pt solid #000001"/>
    </style:style>
    <style:style style:name="Tabela3.D33" style:family="table-cell">
      <style:table-cell-properties fo:padding-left="0.199cm" fo:padding-right="0.191cm" fo:padding-top="0cm" fo:padding-bottom="0cm" fo:border="0.5pt solid #000001"/>
    </style:style>
    <style:style style:name="Tabela3.A34" style:family="table-cell">
      <style:table-cell-properties fo:padding-left="0.199cm" fo:padding-right="0.191cm" fo:padding-top="0cm" fo:padding-bottom="0cm" fo:border="0.5pt solid #000001"/>
    </style:style>
    <style:style style:name="Tabela3.B34" style:family="table-cell">
      <style:table-cell-properties fo:padding-left="0.199cm" fo:padding-right="0.191cm" fo:padding-top="0cm" fo:padding-bottom="0cm" fo:border="0.5pt solid #000001"/>
    </style:style>
    <style:style style:name="Tabela3.D34" style:family="table-cell">
      <style:table-cell-properties fo:padding-left="0.199cm" fo:padding-right="0.191cm" fo:padding-top="0cm" fo:padding-bottom="0cm" fo:border="0.5pt solid #000001"/>
    </style:style>
    <style:style style:name="Tabela3.A35" style:family="table-cell">
      <style:table-cell-properties fo:padding-left="0.199cm" fo:padding-right="0.191cm" fo:padding-top="0cm" fo:padding-bottom="0cm" fo:border="0.5pt solid #000001"/>
    </style:style>
    <style:style style:name="Tabela3.B35" style:family="table-cell">
      <style:table-cell-properties fo:padding-left="0.199cm" fo:padding-right="0.191cm" fo:padding-top="0cm" fo:padding-bottom="0cm" fo:border="0.5pt solid #000001"/>
    </style:style>
    <style:style style:name="Tabela3.D35" style:family="table-cell">
      <style:table-cell-properties fo:padding-left="0.199cm" fo:padding-right="0.191cm" fo:padding-top="0cm" fo:padding-bottom="0cm" fo:border="0.5pt solid #000001"/>
    </style:style>
    <style:style style:name="Tabela3.A36" style:family="table-cell">
      <style:table-cell-properties fo:padding-left="0.199cm" fo:padding-right="0.191cm" fo:padding-top="0cm" fo:padding-bottom="0cm" fo:border="0.5pt solid #000001"/>
    </style:style>
    <style:style style:name="Tabela3.B36" style:family="table-cell">
      <style:table-cell-properties fo:padding-left="0.199cm" fo:padding-right="0.191cm" fo:padding-top="0cm" fo:padding-bottom="0cm" fo:border="0.5pt solid #000001"/>
    </style:style>
    <style:style style:name="Tabela3.D36" style:family="table-cell">
      <style:table-cell-properties fo:padding-left="0.199cm" fo:padding-right="0.191cm" fo:padding-top="0cm" fo:padding-bottom="0cm" fo:border="0.5pt solid #000001"/>
    </style:style>
    <style:style style:name="P1" style:family="paragraph" style:parent-style-name="Standard">
      <style:paragraph-properties fo:text-align="center" style:justify-single-word="false"/>
      <style:text-properties fo:font-variant="small-caps" fo:font-size="14pt" fo:font-weight="bold" style:font-size-asian="14pt" style:font-weight-asian="bold" style:font-size-complex="14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sian="Times New Roman1" style:font-name-complex="Times New Roman1"/>
    </style:style>
    <style:style style:name="P4" style:family="paragraph" style:parent-style-name="Standard">
      <style:text-properties fo:color="#008000"/>
    </style:style>
    <style:style style:name="P5" style:family="paragraph" style:parent-style-name="Standard">
      <style:paragraph-properties fo:margin-left="3.493cm" fo:margin-right="0cm" fo:text-indent="-3.493cm" style:auto-text-indent="false"/>
    </style:style>
    <style:style style:name="P6" style:family="paragraph" style:parent-style-name="Standard">
      <style:paragraph-properties fo:margin-left="1.27cm" fo:margin-right="0cm" fo:text-indent="0cm" style:auto-text-indent="false"/>
    </style:style>
    <style:style style:name="P7" style:family="paragraph" style:parent-style-name="Standard" style:master-page-name="Standard">
      <style:paragraph-properties fo:text-align="center" style:justify-single-word="false" style:page-number="auto"/>
      <style:text-properties fo:font-variant="small-caps" fo:font-weight="bold" style:font-name-asian="Times New Roman1" style:font-weight-asian="bold" style:font-name-complex="Times New Roman1"/>
    </style:style>
    <style:style style:name="P8" style:family="paragraph" style:parent-style-name="Heading_20_1">
      <style:paragraph-properties fo:text-align="start" style:justify-single-word="false"/>
    </style:style>
    <style:style style:name="P9" style:family="paragraph" style:parent-style-name="Heading_20_1">
      <style:paragraph-properties fo:text-align="start" style:justify-single-word="false" fo:break-before="page"/>
    </style:style>
    <style:style style:name="P10" style:family="paragraph" style:parent-style-name="No_20_Spacing" style:list-style-name="WWNum4"/>
    <style:style style:name="P11" style:family="paragraph" style:parent-style-name="No_20_Spacing">
      <style:text-properties style:font-name="Calibri" fo:font-weight="bold" style:font-weight-asian="bold"/>
    </style:style>
    <style:style style:name="P12" style:family="paragraph" style:parent-style-name="No_20_Spacing">
      <style:paragraph-properties fo:keep-with-next="always"/>
    </style:style>
    <style:style style:name="P13" style:family="paragraph" style:parent-style-name="No_20_Spacing">
      <style:paragraph-properties fo:margin-left="0.318cm" fo:margin-right="0cm" fo:margin-top="0.071cm" fo:margin-bottom="0.071cm" loext:contextual-spacing="false" fo:text-indent="-0.318cm" style:auto-text-indent="false" fo:keep-with-next="always"/>
    </style:style>
    <style:style style:name="P14" style:family="paragraph" style:parent-style-name="No_20_Spacing">
      <style:paragraph-properties fo:margin-top="0.071cm" fo:margin-bottom="0.071cm" loext:contextual-spacing="false" fo:keep-with-next="always"/>
    </style:style>
    <style:style style:name="P15" style:family="paragraph" style:parent-style-name="No_20_Spacing">
      <style:paragraph-properties fo:margin-top="0.071cm" fo:margin-bottom="0.071cm" loext:contextual-spacing="false" fo:keep-with-next="always"/>
      <style:text-properties style:font-name="Calibri"/>
    </style:style>
    <style:style style:name="P16" style:family="paragraph">
      <loext:graphic-properties draw:fill="none"/>
    </style:style>
    <style:style style:name="P17" style:family="paragraph">
      <style:paragraph-properties fo:text-align="center"/>
    </style:style>
    <style:style style:name="P18" style:family="paragraph">
      <loext:graphic-properties draw:fill="solid" draw:fill-color="#bbe0e3"/>
      <style:paragraph-properties fo:text-align="center"/>
    </style:style>
    <style:style style:name="T1" style:family="text">
      <style:text-properties fo:font-variant="small-caps" fo:font-size="18pt" fo:font-weight="bold" style:font-name-asian="Times New Roman1" style:font-size-asian="18pt" style:font-weight-asian="bold" style:font-name-complex="Times New Roman1" style:font-size-complex="18pt"/>
    </style:style>
    <style:style style:name="T2" style:family="text">
      <style:text-properties fo:font-variant="small-caps" fo:font-size="14pt" fo:font-weight="bold" style:font-size-asian="14pt" style:font-weight-asian="bold" style:font-size-complex="14pt"/>
    </style:style>
    <style:style style:name="T3" style:family="text">
      <style:text-properties fo:font-variant="small-caps" style:font-name="Calibri" fo:font-size="14pt" style:font-size-asian="14pt" style:font-size-complex="14pt"/>
    </style:style>
    <style:style style:name="T4" style:family="text">
      <style:text-properties style:font-name-asian="Times New Roman1" style:font-name-complex="Times New Roman1"/>
    </style:style>
    <style:style style:name="T5" style:family="text">
      <style:text-properties fo:color="#008000"/>
    </style:style>
    <style:style style:name="T6" style:family="text">
      <style:text-properties fo:color="#008000" fo:font-style="italic" style:font-style-asian="italic"/>
    </style:style>
    <style:style style:name="T7" style:family="text">
      <style:text-properties style:font-name="Calibri" fo:font-size="12pt" style:font-size-asian="12pt" style:font-size-complex="12pt"/>
    </style:style>
    <style:style style:name="T8" style:family="text">
      <style:text-properties style:font-name="Calibri" fo:font-size="12pt" fo:font-style="italic" style:font-size-asian="12pt" style:font-style-asian="italic" style:font-size-complex="12pt"/>
    </style:style>
    <style:style style:name="T9" style:family="text">
      <style:text-properties style:font-name="Calibri"/>
    </style:style>
    <style:style style:name="T10" style:family="text">
      <style:text-properties style:font-name="Calibri" style:font-name-complex="Calibri1"/>
    </style:style>
    <style:style style:name="T11" style:family="text">
      <style:text-properties style:font-name-asian="Calibri1"/>
    </style:style>
    <style:style style:name="T12" style:family="text">
      <style:text-properties fo:color="#44546a" style:font-name="Boxed Book" style:font-name-asian="Calibri1" style:font-name-complex="Apple Chancery"/>
    </style:style>
    <style:style style:name="T13" style:family="text">
      <style:text-properties fo:color="#44546a" style:font-name="Boxed Book" style:font-name-complex="Apple Chancery"/>
    </style:style>
    <style:style style:name="T14" style:family="text">
      <style:text-properties style:font-name="Boxed Book" style:font-name-complex="Apple Chancery"/>
    </style:style>
    <style:style style:name="T15" style:family="text">
      <style:text-properties fo:font-size="9pt"/>
    </style:style>
    <style:style style:name="T16" style:family="text">
      <style:text-properties fo:font-size="7.5pt"/>
    </style:style>
    <style:style style:name="fr1" style:family="graphic" style:parent-style-name="Graphics">
      <style:graphic-properties fo:margin-left="0.318cm" fo:margin-right="0.339cm" fo:margin-top="0cm" fo:margin-bottom="0.02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4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318cm" fo:margin-right="0.318cm" fo:margin-top="0cm" fo:margin-bottom="0cm" style:run-through="back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cm" draw:fill="none" draw:textarea-vertical-align="top" fo:min-height="0cm" fo:min-width="0cm" style:run-through="background"/>
    </style:style>
    <style:style style:name="gr3" style:family="graphic">
      <style:graphic-properties draw:stroke="solid" svg:stroke-width="0.079cm" svg:stroke-color="#000000" draw:stroke-linejoin="miter" draw:fill="none" draw:textarea-vertical-align="top" fo:min-height="0cm" fo:min-width="0cm" fo:padding-top="0.039cm" fo:padding-bottom="0.039cm" fo:padding-left="0.039cm" fo:padding-right="0.039cm" style:run-through="background"/>
    </style:style>
    <style:style style:name="gr4" style:family="graphic">
      <style:graphic-properties draw:stroke="solid" svg:stroke-width="0.079cm" svg:stroke-color="#000000" draw:stroke-linejoin="round" draw:fill="none" draw:textarea-vertical-align="top" fo:min-height="0cm" fo:min-width="0cm" fo:padding-top="0.039cm" fo:padding-bottom="0.039cm" fo:padding-left="0.039cm" fo:padding-right="0.039cm" style:run-through="background"/>
    </style:style>
    <style:style style:name="gr5" style:family="graphic">
      <style:graphic-properties draw:stroke="solid" svg:stroke-width="0cm" svg:stroke-color="#000000" draw:stroke-linejoin="round" draw:fill="solid" draw:fill-color="#bbe0e3" draw:textarea-horizontal-align="center" draw:textarea-vertical-align="middle" fo:padding-top="0cm" fo:padding-bottom="0cm" fo:padding-left="0cm" fo:padding-right="0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2"><text:span text:style-name="T1">Work Breakdown Structure (WBS) Template</text:span></text:p>
      <text:p text:style-name="P2"><text:span text:style-name="T4">This Project WBS Template is free for you to copy and use on your project </text:span></text:p>
      <text:p text:style-name="P2"><text:span text:style-name="T4">and within your organization. We hope that you find this template useful and</text:span></text:p>
      <text:p text:style-name="P2"><text:span text:style-name="T4">welcome your comments. Public distribution of this document is only permitted</text:span></text:p>
      <text:p text:style-name="P2"><text:span text:style-name="T4">from the Project Management Docs official website at:</text:span></text:p>
      <text:p text:style-name="P2"><text:a xlink:type="simple" xlink:href="http://www.projectmanagementdocs.com/" text:style-name="Internet_20_link" text:visited-style-name="Visited_20_Internet_20_Link"><text:span text:style-name="T4">ProjectManagementDocs.com</text:span></text:a></text:p>
      <text:p text:style-name="P3"/>
      <text:p text:style-name="Standard"/>
      <text:p text:style-name="Standard"/>
      <text:p text:style-name="P2"><text:span text:style-name="T1">Work Breakdown Structure (WBS) </text:span></text:p>
      <text:p text:style-name="P2"><text:span text:style-name="T2">&lt;Project Name&gt;</text:span></text:p>
      <text:p text:style-name="P1"/>
      <text:p text:style-name="P1"><text:bookmark text:name="_GoBack"/></text:p>
      <text:p text:style-name="P1"/>
      <text:p text:style-name="P1"/>
      <text:p text:style-name="P2"><text:span text:style-name="T2">Company Name</text:span></text:p>
      <text:p text:style-name="P2"><text:span text:style-name="T2">Street Address</text:span></text:p>
      <text:p text:style-name="P2"><text:span text:style-name="T2">City, State Zip Code</text:span></text:p>
      <text:p text:style-name="P1"/>
      <text:p text:style-name="P1"/>
      <text:p text:style-name="P1"/>
      <text:p text:style-name="P2"><text:span text:style-name="T2">Date</text:span></text:p>
      <text:p text:style-name="Standard"/>
      <text:h text:style-name="P9" text:outline-level="1"><text:bookmark-start text:name="_Toc220723808"/><text:span text:style-name="T3">Introduction</text:span><text:bookmark-end text:name="_Toc220723808"/></text:h>
      <text:p text:style-name="Standard"><text:span text:style-name="T5">The WBS is a view into the project which shows what work the project encompasses. <text:s/>It is a tool which helps to easily communicate the work and processes involved to execute the project. <text:s/>The Project Manager and project team use the WBS to develop the project schedule, resource requirements and costs. <text:s/>There are many ways you can present the WBS for your project; this template provides many of the most popular layouts from which you can choose. <text:s/>Depending on where in the Project Plan you're putting the WBS a different layout may be more suitable for <text:s/>you. <text:s/>For instance many Project Managers include a high level WBS within the project plan, then a detailed version as an appendix to the plan. <text:s/>You may find that you prefer one layout for a high level WBS and a different one for a detailed WBS.</text:span></text:p>
      <text:p text:style-name="P4"/>
      <text:p text:style-name="Standard"><text:span text:style-name="T5">In order to save space in this template we only developed the WBS examples down to the third level. <text:s/>In your project you will want to develop them down to a much more detailed level using the 8 to 80 rule (where the WBS is broken down to where a work package contains between 8 and 80 hours of work to complete).</text:span></text:p>
      <text:p text:style-name="P4"/>
      <text:p text:style-name="Standard">The Work Breakdown Structure presented here represents all the work required to complete this project.</text:p>
      <text:p text:style-name="Standard"/>
      <text:h text:style-name="P8" text:outline-level="1"><text:span text:style-name="T3">Outline View</text:span></text:h>
      <text:p text:style-name="Standard"><text:span text:style-name="T5">The outline view presents an easy to view and understand layout for the WBS. <text:s/>It is also a good layout to use when developing the WBS because you can easily make changes, especially since the Microsoft Word auto numbering feature updates the WBS Code automatically.</text:span></text:p>
      <text:p text:style-name="Standard"/>
      <text:list xml:id="list2198440564585867483" text:style-name="WWNum4">
        <text:list-item>
          <text:p text:style-name="P10"><text:span text:style-name="T7">Widget Management System</text:span></text:p>
          <text:list>
            <text:list-item>
              <text:p text:style-name="P10"><text:span text:style-name="T7">Initiation</text:span></text:p>
              <text:list>
                <text:list-item>
                  <text:p text:style-name="P10"><text:span text:style-name="T7">Evaluation &amp; Recommendations</text:span></text:p>
                </text:list-item>
                <text:list-item>
                  <text:p text:style-name="P10"><text:span text:style-name="T7">Develop Project Charter</text:span></text:p>
                </text:list-item>
                <text:list-item>
                  <text:p text:style-name="P10"><text:span text:style-name="T8">Deliverable:</text:span><text:span text:style-name="T7"> Submit Project Charter</text:span></text:p>
                </text:list-item>
                <text:list-item>
                  <text:p text:style-name="P10"><text:span text:style-name="T7">Project Sponsor Reviews Project Charter</text:span></text:p>
                </text:list-item>
                <text:list-item>
                  <text:p text:style-name="P10"><text:span text:style-name="T7">Project Charter Signed/Approved</text:span></text:p>
                </text:list-item>
              </text:list>
            </text:list-item>
            <text:list-item>
              <text:p text:style-name="P10"><text:span text:style-name="T7">Planning</text:span></text:p>
              <text:list>
                <text:list-item>
                  <text:p text:style-name="P10"><text:span text:style-name="T7">Create Preliminary Scope Statement</text:span></text:p>
                </text:list-item>
                <text:list-item>
                  <text:p text:style-name="P10"><text:span text:style-name="T7">Determine Project Team</text:span></text:p>
                </text:list-item>
                <text:list-item>
                  <text:p text:style-name="P10"><text:span text:style-name="T7">Project Team Kickoff Meeting</text:span></text:p>
                </text:list-item>
                <text:list-item>
                  <text:p text:style-name="P10"><text:span text:style-name="T7">Develop Project Plan</text:span></text:p>
                </text:list-item>
                <text:list-item>
                  <text:p text:style-name="P10"><text:span text:style-name="T7">Submit Project Plan</text:span></text:p>
                </text:list-item>
                <text:list-item>
                  <text:p text:style-name="P10"><text:span text:style-name="T8">Milestone:</text:span><text:span text:style-name="T7"> Project Plan Approval</text:span></text:p>
                </text:list-item>
              </text:list>
            </text:list-item>
            <text:list-item>
              <text:p text:style-name="P10"><text:span text:style-name="T7">Execution</text:span></text:p>
              <text:list>
                <text:list-item>
                  <text:p text:style-name="P10"><text:soft-page-break/><text:span text:style-name="T7">Project Kickoff Meeting</text:span></text:p>
                </text:list-item>
                <text:list-item>
                  <text:p text:style-name="P10"><text:span text:style-name="T7">Verify &amp; Validate User Requirements</text:span></text:p>
                </text:list-item>
                <text:list-item>
                  <text:p text:style-name="P10"><text:span text:style-name="T7">Design System</text:span></text:p>
                </text:list-item>
                <text:list-item>
                  <text:p text:style-name="P10"><text:span text:style-name="T7">Procure Hardware/Software</text:span></text:p>
                </text:list-item>
                <text:list-item>
                  <text:p text:style-name="P10"><text:span text:style-name="T7">Install Development System</text:span></text:p>
                </text:list-item>
                <text:list-item>
                  <text:p text:style-name="P10"><text:span text:style-name="T7">Testing Phase</text:span></text:p>
                </text:list-item>
                <text:list-item>
                  <text:p text:style-name="P10"><text:span text:style-name="T7">Install Live System</text:span></text:p>
                </text:list-item>
                <text:list-item>
                  <text:p text:style-name="P10"><text:span text:style-name="T7">User Training</text:span></text:p>
                </text:list-item>
                <text:list-item>
                  <text:p text:style-name="P10"><text:span text:style-name="T7">Go Live</text:span></text:p>
                </text:list-item>
              </text:list>
            </text:list-item>
            <text:list-item>
              <text:p text:style-name="P10"><text:span text:style-name="T7">Control</text:span></text:p>
              <text:list>
                <text:list-item>
                  <text:p text:style-name="P10"><text:span text:style-name="T7">Project Management</text:span></text:p>
                </text:list-item>
                <text:list-item>
                  <text:p text:style-name="P10"><text:span text:style-name="T7">Project Status Meetings</text:span></text:p>
                </text:list-item>
                <text:list-item>
                  <text:p text:style-name="P10"><text:span text:style-name="T7">Risk Management</text:span></text:p>
                </text:list-item>
                <text:list-item>
                  <text:p text:style-name="P10"><text:span text:style-name="T7">Update Project Management Plan</text:span></text:p>
                </text:list-item>
              </text:list>
            </text:list-item>
            <text:list-item>
              <text:p text:style-name="P10"><text:span text:style-name="T7">Closeout</text:span></text:p>
              <text:list>
                <text:list-item>
                  <text:p text:style-name="P10"><text:span text:style-name="T7">Audit Procurement</text:span></text:p>
                </text:list-item>
                <text:list-item>
                  <text:p text:style-name="P10"><text:span text:style-name="T7">Document Lessons Learned</text:span></text:p>
                </text:list-item>
                <text:list-item>
                  <text:p text:style-name="P10"><text:span text:style-name="T7">Update Files/Records</text:span></text:p>
                </text:list-item>
                <text:list-item>
                  <text:p text:style-name="P10"><text:span text:style-name="T7">Gain Formal Acceptance</text:span></text:p>
                </text:list-item>
                <text:list-item>
                  <text:p text:style-name="P10"><text:span text:style-name="T7">Archive Files/Documents</text:span></text:p>
                </text:list-item>
              </text:list>
            </text:list-item>
          </text:list>
        </text:list-item>
      </text:list>
      <text:p text:style-name="Standard"/>
      <text:p text:style-name="Standard"/>
      <text:h text:style-name="P8" text:outline-level="1"><text:span text:style-name="T3">Hierarchical Structure</text:span></text:h>
      <text:p text:style-name="Standard"><text:span text:style-name="T5">The hierarchal structure is similar to the outline view but without indentation. <text:s/>Although this format is more difficult to read, it may be useful where you have many levels and indenting each level would make the table to large to fit into a document.</text:span></text:p>
      <table:table table:name="Tabela1" table:style-name="Tabela1">
        <table:table-column table:style-name="Tabela1.A"/>
        <table:table-column table:style-name="Tabela1.B"/>
        <table:table-column table:style-name="Tabela1.C"/>
        <text:soft-page-break/>
        <table:table-row table:style-name="Tabela1.1">
          <table:table-cell table:style-name="Tabela1.A1" office:value-type="string">
            <text:p text:style-name="P12"><text:span text:style-name="T7">Level</text:span></text:p>
          </table:table-cell>
          <table:table-cell table:style-name="Tabela1.A1" office:value-type="string">
            <text:p text:style-name="P12"><text:span text:style-name="T7">WBS Code</text:span></text:p>
          </table:table-cell>
          <table:table-cell table:style-name="Tabela1.A1" office:value-type="string">
            <text:p text:style-name="P12"><text:span text:style-name="T7">Element Name</text:span></text:p>
          </table:table-cell>
        </table:table-row>
        <table:table-row table:style-name="Tabela1.1">
          <table:table-cell table:style-name="Tabela1.A2" office:value-type="string">
            <text:p text:style-name="P12"><text:span text:style-name="T7">1</text:span></text:p>
          </table:table-cell>
          <table:table-cell table:style-name="Tabela1.B2" office:value-type="string">
            <text:p text:style-name="P12"><text:span text:style-name="T7">1</text:span></text:p>
          </table:table-cell>
          <table:table-cell table:style-name="Tabela1.C2" office:value-type="string">
            <text:p text:style-name="P12"><text:span text:style-name="T7">Widget Management System</text:span></text:p>
          </table:table-cell>
        </table:table-row>
        <table:table-row table:style-name="Tabela1.1">
          <table:table-cell table:style-name="Tabela1.A3" office:value-type="string">
            <text:p text:style-name="P12"><text:span text:style-name="T7">2</text:span></text:p>
          </table:table-cell>
          <table:table-cell table:style-name="Tabela1.B3" office:value-type="string">
            <text:p text:style-name="P12"><text:span text:style-name="T7">1.1</text:span></text:p>
          </table:table-cell>
          <table:table-cell table:style-name="Tabela1.C3" office:value-type="string">
            <text:p text:style-name="P12"><text:span text:style-name="T7">Initiation</text:span></text:p>
          </table:table-cell>
        </table:table-row>
        <table:table-row table:style-name="Tabela1.1">
          <table:table-cell table:style-name="Tabela1.A4" office:value-type="string">
            <text:p text:style-name="P12"><text:span text:style-name="T7">3</text:span></text:p>
          </table:table-cell>
          <table:table-cell table:style-name="Tabela1.B4" office:value-type="string">
            <text:p text:style-name="P12"><text:span text:style-name="T7">1.1.1</text:span></text:p>
          </table:table-cell>
          <table:table-cell table:style-name="Tabela1.C4" office:value-type="string">
            <text:p text:style-name="P12"><text:span text:style-name="T7">Evaluation &amp; Recommendations</text:span></text:p>
          </table:table-cell>
        </table:table-row>
        <table:table-row table:style-name="Tabela1.1">
          <table:table-cell table:style-name="Tabela1.A5" office:value-type="string">
            <text:p text:style-name="P12"><text:span text:style-name="T7">3</text:span></text:p>
          </table:table-cell>
          <table:table-cell table:style-name="Tabela1.B5" office:value-type="string">
            <text:p text:style-name="P12"><text:span text:style-name="T7">1.1.2</text:span></text:p>
          </table:table-cell>
          <table:table-cell table:style-name="Tabela1.C5" office:value-type="string">
            <text:p text:style-name="P12"><text:span text:style-name="T7">Develop Project Charter</text:span></text:p>
          </table:table-cell>
        </table:table-row>
        <table:table-row table:style-name="Tabela1.1">
          <table:table-cell table:style-name="Tabela1.A6" office:value-type="string">
            <text:p text:style-name="P12"><text:span text:style-name="T7">3</text:span></text:p>
          </table:table-cell>
          <table:table-cell table:style-name="Tabela1.B6" office:value-type="string">
            <text:p text:style-name="P12"><text:span text:style-name="T7">1.1.3</text:span></text:p>
          </table:table-cell>
          <table:table-cell table:style-name="Tabela1.C6" office:value-type="string">
            <text:p text:style-name="Standard"><text:span text:style-name="T11">Deliverable: Submit Project Charter</text:span></text:p>
          </table:table-cell>
        </table:table-row>
        <table:table-row table:style-name="Tabela1.1">
          <table:table-cell table:style-name="Tabela1.A7" office:value-type="string">
            <text:p text:style-name="P12"><text:span text:style-name="T7">3</text:span></text:p>
          </table:table-cell>
          <table:table-cell table:style-name="Tabela1.B7" office:value-type="string">
            <text:p text:style-name="P12"><text:span text:style-name="T7">1.1.4</text:span></text:p>
          </table:table-cell>
          <table:table-cell table:style-name="Tabela1.C6" office:value-type="string">
            <text:p text:style-name="Standard"><text:span text:style-name="T11">Project Sponsor Reviews Project Charter</text:span></text:p>
          </table:table-cell>
        </table:table-row>
        <table:table-row table:style-name="Tabela1.1">
          <table:table-cell table:style-name="Tabela1.A8" office:value-type="string">
            <text:p text:style-name="P12"><text:span text:style-name="T7">3</text:span></text:p>
          </table:table-cell>
          <table:table-cell table:style-name="Tabela1.B8" office:value-type="string">
            <text:p text:style-name="P12"><text:span text:style-name="T7">1.1.5</text:span></text:p>
          </table:table-cell>
          <table:table-cell table:style-name="Tabela1.C6" office:value-type="string">
            <text:p text:style-name="Standard"><text:span text:style-name="T11">Project Charter Signed/Approved</text:span></text:p>
          </table:table-cell>
        </table:table-row>
        <table:table-row table:style-name="Tabela1.1">
          <table:table-cell table:style-name="Tabela1.A9" office:value-type="string">
            <text:p text:style-name="P12"><text:span text:style-name="T7">2</text:span></text:p>
          </table:table-cell>
          <table:table-cell table:style-name="Tabela1.B9" office:value-type="string">
            <text:p text:style-name="P12"><text:span text:style-name="T7">1.2</text:span></text:p>
          </table:table-cell>
          <table:table-cell table:style-name="Tabela1.C6" office:value-type="string">
            <text:p text:style-name="Standard"><text:span text:style-name="T11">Planning</text:span></text:p>
          </table:table-cell>
        </table:table-row>
        <table:table-row table:style-name="Tabela1.1">
          <table:table-cell table:style-name="Tabela1.A10" office:value-type="string">
            <text:p text:style-name="P12"><text:span text:style-name="T7">3</text:span></text:p>
          </table:table-cell>
          <table:table-cell table:style-name="Tabela1.B10" office:value-type="string">
            <text:p text:style-name="P12"><text:span text:style-name="T7">1.2.1</text:span></text:p>
          </table:table-cell>
          <table:table-cell table:style-name="Tabela1.C6" office:value-type="string">
            <text:p text:style-name="Standard"><text:span text:style-name="T11">Create Preliminary Scope Statement</text:span></text:p>
          </table:table-cell>
        </table:table-row>
        <table:table-row table:style-name="Tabela1.1">
          <table:table-cell table:style-name="Tabela1.A11" office:value-type="string">
            <text:p text:style-name="P12"><text:span text:style-name="T7">3</text:span></text:p>
          </table:table-cell>
          <table:table-cell table:style-name="Tabela1.B11" office:value-type="string">
            <text:p text:style-name="P12"><text:span text:style-name="T7">1.2.2</text:span></text:p>
          </table:table-cell>
          <table:table-cell table:style-name="Tabela1.C6" office:value-type="string">
            <text:p text:style-name="Standard"><text:span text:style-name="T11">Determine Project Team</text:span></text:p>
          </table:table-cell>
        </table:table-row>
        <table:table-row table:style-name="Tabela1.1">
          <table:table-cell table:style-name="Tabela1.A12" office:value-type="string">
            <text:p text:style-name="P12"><text:span text:style-name="T7">3</text:span></text:p>
          </table:table-cell>
          <table:table-cell table:style-name="Tabela1.B12" office:value-type="string">
            <text:p text:style-name="P12"><text:span text:style-name="T7">1.2.3</text:span></text:p>
          </table:table-cell>
          <table:table-cell table:style-name="Tabela1.C6" office:value-type="string">
            <text:p text:style-name="Standard"><text:span text:style-name="T11">Project Team Kickoff Meeting</text:span></text:p>
          </table:table-cell>
        </table:table-row>
        <table:table-row table:style-name="Tabela1.1">
          <table:table-cell table:style-name="Tabela1.A13" office:value-type="string">
            <text:p text:style-name="P12"><text:span text:style-name="T7">3</text:span></text:p>
          </table:table-cell>
          <table:table-cell table:style-name="Tabela1.B13" office:value-type="string">
            <text:p text:style-name="P12"><text:span text:style-name="T7">1.2.4</text:span></text:p>
          </table:table-cell>
          <table:table-cell table:style-name="Tabela1.C6" office:value-type="string">
            <text:p text:style-name="Standard"><text:span text:style-name="T11">Develop Project Plan</text:span></text:p>
          </table:table-cell>
        </table:table-row>
        <table:table-row table:style-name="Tabela1.1">
          <table:table-cell table:style-name="Tabela1.A14" office:value-type="string">
            <text:p text:style-name="P12"><text:span text:style-name="T7">3</text:span></text:p>
          </table:table-cell>
          <table:table-cell table:style-name="Tabela1.B14" office:value-type="string">
            <text:p text:style-name="P12"><text:span text:style-name="T7">1.2.5</text:span></text:p>
          </table:table-cell>
          <table:table-cell table:style-name="Tabela1.C6" office:value-type="string">
            <text:p text:style-name="Standard"><text:span text:style-name="T11">Submit Project Plan</text:span></text:p>
          </table:table-cell>
        </table:table-row>
        <table:table-row table:style-name="Tabela1.1">
          <table:table-cell table:style-name="Tabela1.A15" office:value-type="string">
            <text:p text:style-name="P12"><text:span text:style-name="T7">3</text:span></text:p>
          </table:table-cell>
          <table:table-cell table:style-name="Tabela1.B15" office:value-type="string">
            <text:p text:style-name="P12"><text:span text:style-name="T7">1.2.6</text:span></text:p>
          </table:table-cell>
          <table:table-cell table:style-name="Tabela1.C6" office:value-type="string">
            <text:p text:style-name="Standard"><text:span text:style-name="T11">Milestone: Project Plan Approval</text:span></text:p>
          </table:table-cell>
        </table:table-row>
        <table:table-row table:style-name="Tabela1.1">
          <table:table-cell table:style-name="Tabela1.A16" office:value-type="string">
            <text:p text:style-name="P12"><text:span text:style-name="T7">2</text:span></text:p>
          </table:table-cell>
          <table:table-cell table:style-name="Tabela1.B16" office:value-type="string">
            <text:p text:style-name="P12"><text:span text:style-name="T7">1.3</text:span></text:p>
          </table:table-cell>
          <table:table-cell table:style-name="Tabela1.C6" office:value-type="string">
            <text:p text:style-name="Standard"><text:span text:style-name="T11">Execution</text:span></text:p>
          </table:table-cell>
        </table:table-row>
        <table:table-row table:style-name="Tabela1.1">
          <table:table-cell table:style-name="Tabela1.A17" office:value-type="string">
            <text:p text:style-name="P12"><text:span text:style-name="T7">3</text:span></text:p>
          </table:table-cell>
          <table:table-cell table:style-name="Tabela1.B17" office:value-type="string">
            <text:p text:style-name="P12"><text:span text:style-name="T7">1.3.1</text:span></text:p>
          </table:table-cell>
          <table:table-cell table:style-name="Tabela1.C6" office:value-type="string">
            <text:p text:style-name="Standard"><text:span text:style-name="T11">Project Kickoff Meeting</text:span></text:p>
          </table:table-cell>
        </table:table-row>
        <table:table-row table:style-name="Tabela1.1">
          <table:table-cell table:style-name="Tabela1.A18" office:value-type="string">
            <text:p text:style-name="P12"><text:span text:style-name="T7">3</text:span></text:p>
          </table:table-cell>
          <table:table-cell table:style-name="Tabela1.B18" office:value-type="string">
            <text:p text:style-name="P12"><text:span text:style-name="T7">1.3.2</text:span></text:p>
          </table:table-cell>
          <table:table-cell table:style-name="Tabela1.C6" office:value-type="string">
            <text:p text:style-name="Standard"><text:span text:style-name="T11">Verify &amp; Validate User Requirements</text:span></text:p>
          </table:table-cell>
        </table:table-row>
        <table:table-row table:style-name="Tabela1.1">
          <table:table-cell table:style-name="Tabela1.A19" office:value-type="string">
            <text:p text:style-name="P12"><text:span text:style-name="T7">3</text:span></text:p>
          </table:table-cell>
          <table:table-cell table:style-name="Tabela1.B19" office:value-type="string">
            <text:p text:style-name="P12"><text:span text:style-name="T7">1.3.3</text:span></text:p>
          </table:table-cell>
          <table:table-cell table:style-name="Tabela1.C6" office:value-type="string">
            <text:p text:style-name="Standard"><text:span text:style-name="T11">Design System</text:span></text:p>
          </table:table-cell>
        </table:table-row>
        <table:table-row table:style-name="Tabela1.1">
          <table:table-cell table:style-name="Tabela1.A20" office:value-type="string">
            <text:p text:style-name="P12"><text:span text:style-name="T7">3</text:span></text:p>
          </table:table-cell>
          <table:table-cell table:style-name="Tabela1.B20" office:value-type="string">
            <text:p text:style-name="P12"><text:span text:style-name="T7">1.3.4</text:span></text:p>
          </table:table-cell>
          <table:table-cell table:style-name="Tabela1.C6" office:value-type="string">
            <text:p text:style-name="Standard"><text:span text:style-name="T11">Procure Hardware/Software</text:span></text:p>
          </table:table-cell>
        </table:table-row>
        <table:table-row table:style-name="Tabela1.1">
          <table:table-cell table:style-name="Tabela1.A21" office:value-type="string">
            <text:p text:style-name="P12"><text:span text:style-name="T7">3</text:span></text:p>
          </table:table-cell>
          <table:table-cell table:style-name="Tabela1.B21" office:value-type="string">
            <text:p text:style-name="P12"><text:span text:style-name="T7">1.3.5</text:span></text:p>
          </table:table-cell>
          <table:table-cell table:style-name="Tabela1.C6" office:value-type="string">
            <text:p text:style-name="Standard"><text:span text:style-name="T11">Install Development System</text:span></text:p>
          </table:table-cell>
        </table:table-row>
        <table:table-row table:style-name="Tabela1.1">
          <table:table-cell table:style-name="Tabela1.A22" office:value-type="string">
            <text:p text:style-name="P12"><text:span text:style-name="T7">3</text:span></text:p>
          </table:table-cell>
          <table:table-cell table:style-name="Tabela1.B22" office:value-type="string">
            <text:p text:style-name="P12"><text:span text:style-name="T7">1.3.6</text:span></text:p>
          </table:table-cell>
          <table:table-cell table:style-name="Tabela1.C6" office:value-type="string">
            <text:p text:style-name="Standard"><text:span text:style-name="T11">Testing Phase</text:span></text:p>
          </table:table-cell>
        </table:table-row>
        <table:table-row table:style-name="Tabela1.1">
          <table:table-cell table:style-name="Tabela1.A23" office:value-type="string">
            <text:p text:style-name="P12"><text:span text:style-name="T7">3</text:span></text:p>
          </table:table-cell>
          <table:table-cell table:style-name="Tabela1.B23" office:value-type="string">
            <text:p text:style-name="P12"><text:span text:style-name="T7">1.3.7</text:span></text:p>
          </table:table-cell>
          <table:table-cell table:style-name="Tabela1.C6" office:value-type="string">
            <text:p text:style-name="Standard"><text:span text:style-name="T11">Install Live System</text:span></text:p>
          </table:table-cell>
        </table:table-row>
        <table:table-row table:style-name="Tabela1.1">
          <table:table-cell table:style-name="Tabela1.A24" office:value-type="string">
            <text:p text:style-name="P12"><text:span text:style-name="T7">3</text:span></text:p>
          </table:table-cell>
          <table:table-cell table:style-name="Tabela1.B24" office:value-type="string">
            <text:p text:style-name="P12"><text:span text:style-name="T7">1.3.8</text:span></text:p>
          </table:table-cell>
          <table:table-cell table:style-name="Tabela1.C6" office:value-type="string">
            <text:p text:style-name="Standard"><text:span text:style-name="T11">User Training</text:span></text:p>
          </table:table-cell>
        </table:table-row>
        <table:table-row table:style-name="Tabela1.1">
          <table:table-cell table:style-name="Tabela1.A25" office:value-type="string">
            <text:p text:style-name="P12"><text:span text:style-name="T7">3</text:span></text:p>
          </table:table-cell>
          <table:table-cell table:style-name="Tabela1.B25" office:value-type="string">
            <text:p text:style-name="P12"><text:span text:style-name="T7">1.3.9</text:span></text:p>
          </table:table-cell>
          <table:table-cell table:style-name="Tabela1.C6" office:value-type="string">
            <text:p text:style-name="Standard"><text:span text:style-name="T11">Go Live</text:span></text:p>
          </table:table-cell>
        </table:table-row>
        <table:table-row table:style-name="Tabela1.1">
          <table:table-cell table:style-name="Tabela1.A26" office:value-type="string">
            <text:p text:style-name="P12"><text:span text:style-name="T7">2</text:span></text:p>
          </table:table-cell>
          <table:table-cell table:style-name="Tabela1.B26" office:value-type="string">
            <text:p text:style-name="P12"><text:span text:style-name="T7">1.4</text:span></text:p>
          </table:table-cell>
          <table:table-cell table:style-name="Tabela1.C6" office:value-type="string">
            <text:p text:style-name="Standard"><text:span text:style-name="T11">Control</text:span></text:p>
          </table:table-cell>
        </table:table-row>
        <table:table-row table:style-name="Tabela1.1">
          <table:table-cell table:style-name="Tabela1.A27" office:value-type="string">
            <text:p text:style-name="P12"><text:span text:style-name="T7">3</text:span></text:p>
          </table:table-cell>
          <table:table-cell table:style-name="Tabela1.B27" office:value-type="string">
            <text:p text:style-name="P12"><text:span text:style-name="T7">1.4.1</text:span></text:p>
          </table:table-cell>
          <table:table-cell table:style-name="Tabela1.C6" office:value-type="string">
            <text:p text:style-name="Standard"><text:span text:style-name="T11">Project Management</text:span></text:p>
          </table:table-cell>
        </table:table-row>
        <table:table-row table:style-name="Tabela1.1">
          <table:table-cell table:style-name="Tabela1.A28" office:value-type="string">
            <text:p text:style-name="P12"><text:span text:style-name="T7">3</text:span></text:p>
          </table:table-cell>
          <table:table-cell table:style-name="Tabela1.B28" office:value-type="string">
            <text:p text:style-name="P12"><text:span text:style-name="T7">1.4.2</text:span></text:p>
          </table:table-cell>
          <table:table-cell table:style-name="Tabela1.C6" office:value-type="string">
            <text:p text:style-name="Standard"><text:span text:style-name="T11">Project Status Meetings</text:span></text:p>
          </table:table-cell>
        </table:table-row>
        <table:table-row table:style-name="Tabela1.1">
          <table:table-cell table:style-name="Tabela1.A29" office:value-type="string">
            <text:p text:style-name="P12"><text:span text:style-name="T7">3</text:span></text:p>
          </table:table-cell>
          <table:table-cell table:style-name="Tabela1.B29" office:value-type="string">
            <text:p text:style-name="P12"><text:span text:style-name="T7">1.4.3</text:span></text:p>
          </table:table-cell>
          <table:table-cell table:style-name="Tabela1.C6" office:value-type="string">
            <text:p text:style-name="Standard"><text:span text:style-name="T11">Risk Management</text:span></text:p>
          </table:table-cell>
        </table:table-row>
        <table:table-row table:style-name="Tabela1.1">
          <table:table-cell table:style-name="Tabela1.A30" office:value-type="string">
            <text:p text:style-name="P12"><text:span text:style-name="T7">3</text:span></text:p>
          </table:table-cell>
          <table:table-cell table:style-name="Tabela1.B30" office:value-type="string">
            <text:p text:style-name="P12"><text:span text:style-name="T7">1.4.4</text:span></text:p>
          </table:table-cell>
          <table:table-cell table:style-name="Tabela1.C6" office:value-type="string">
            <text:p text:style-name="Standard"><text:span text:style-name="T11">Update Project Management Plan</text:span></text:p>
          </table:table-cell>
        </table:table-row>
        <table:table-row table:style-name="Tabela1.1">
          <table:table-cell table:style-name="Tabela1.A31" office:value-type="string">
            <text:p text:style-name="P12"><text:span text:style-name="T7">2</text:span></text:p>
          </table:table-cell>
          <table:table-cell table:style-name="Tabela1.B31" office:value-type="string">
            <text:p text:style-name="P12"><text:span text:style-name="T7">1.5</text:span></text:p>
          </table:table-cell>
          <table:table-cell table:style-name="Tabela1.C6" office:value-type="string">
            <text:p text:style-name="Standard"><text:span text:style-name="T11">Closeout</text:span></text:p>
          </table:table-cell>
        </table:table-row>
        <table:table-row table:style-name="Tabela1.1">
          <table:table-cell table:style-name="Tabela1.A32" office:value-type="string">
            <text:p text:style-name="P12"><text:span text:style-name="T7">3</text:span></text:p>
          </table:table-cell>
          <table:table-cell table:style-name="Tabela1.B32" office:value-type="string">
            <text:p text:style-name="P12"><text:span text:style-name="T7">1.5.1</text:span></text:p>
          </table:table-cell>
          <table:table-cell table:style-name="Tabela1.C6" office:value-type="string">
            <text:p text:style-name="Standard"><text:span text:style-name="T11">Audit Procurement</text:span></text:p>
          </table:table-cell>
        </table:table-row>
        <table:table-row table:style-name="Tabela1.1">
          <table:table-cell table:style-name="Tabela1.A33" office:value-type="string">
            <text:p text:style-name="P12"><text:span text:style-name="T7">3</text:span></text:p>
          </table:table-cell>
          <table:table-cell table:style-name="Tabela1.B33" office:value-type="string">
            <text:p text:style-name="P12"><text:span text:style-name="T7">1.5.2</text:span></text:p>
          </table:table-cell>
          <table:table-cell table:style-name="Tabela1.C6" office:value-type="string">
            <text:p text:style-name="Standard"><text:span text:style-name="T11">Document Lessons Learned</text:span></text:p>
          </table:table-cell>
        </table:table-row>
        <table:table-row table:style-name="Tabela1.1">
          <table:table-cell table:style-name="Tabela1.A34" office:value-type="string">
            <text:p text:style-name="P12"><text:span text:style-name="T7">3</text:span></text:p>
          </table:table-cell>
          <table:table-cell table:style-name="Tabela1.B34" office:value-type="string">
            <text:p text:style-name="P12"><text:span text:style-name="T7">1.5.3</text:span></text:p>
          </table:table-cell>
          <table:table-cell table:style-name="Tabela1.C6" office:value-type="string">
            <text:p text:style-name="Standard"><text:span text:style-name="T11">Update Files/Records</text:span></text:p>
          </table:table-cell>
        </table:table-row>
        <table:table-row table:style-name="Tabela1.1">
          <table:table-cell table:style-name="Tabela1.A35" office:value-type="string">
            <text:p text:style-name="P12"><text:span text:style-name="T7">3</text:span></text:p>
          </table:table-cell>
          <table:table-cell table:style-name="Tabela1.B35" office:value-type="string">
            <text:p text:style-name="P12"><text:span text:style-name="T7">1.5.4</text:span></text:p>
          </table:table-cell>
          <table:table-cell table:style-name="Tabela1.C6" office:value-type="string">
            <text:p text:style-name="Standard"><text:span text:style-name="T11">Gain Formal Acceptance</text:span></text:p>
          </table:table-cell>
        </table:table-row>
        <table:table-row table:style-name="Tabela1.1">
          <table:table-cell table:style-name="Tabela1.A36" office:value-type="string">
            <text:p text:style-name="P12"><text:span text:style-name="T7">3</text:span></text:p>
          </table:table-cell>
          <table:table-cell table:style-name="Tabela1.B36" office:value-type="string">
            <text:p text:style-name="P12"><text:span text:style-name="T7">1.5.5</text:span></text:p>
          </table:table-cell>
          <table:table-cell table:style-name="Tabela1.C6" office:value-type="string">
            <text:p text:style-name="Standard"><text:span text:style-name="T11">Archive Files/Documents</text:span></text:p>
          </table:table-cell>
        </table:table-row>
      </table:table>
      <text:p text:style-name="Standard"/>
      <text:p text:style-name="Standard"/>
      <text:h text:style-name="P8" text:outline-level="1"><text:soft-page-break/><text:span text:style-name="T3">Tabular View</text:span></text:h>
      <text:p text:style-name="Standard"><text:span text:style-name="T5">The Tabular View is a nicely organized table view of the WBS. <text:s/>It is a good option for organizations which prefer table formats.</text:span></text:p>
      <text:p text:style-name="Standard"/>
      <text:p text:style-name="Standard"/>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12"><text:span text:style-name="T9">Level 1</text:span></text:p>
          </table:table-cell>
          <table:table-cell table:style-name="Tabela2.A1" office:value-type="string">
            <text:p text:style-name="P12"><text:span text:style-name="T9">Level 2</text:span></text:p>
          </table:table-cell>
          <table:table-cell table:style-name="Tabela2.A1" office:value-type="string">
            <text:p text:style-name="P12"><text:span text:style-name="T9">Level 3</text:span></text:p>
          </table:table-cell>
        </table:table-row>
        <table:table-row table:style-name="Tabela2.1">
          <table:table-cell table:style-name="Tabela2.A2" table:number-rows-spanned="5" office:value-type="string">
            <text:p text:style-name="P13"><text:span text:style-name="T9">1<text:tab/>Widget Management System</text:span></text:p>
          </table:table-cell>
          <table:table-cell table:style-name="Tabela2.B2" office:value-type="string">
            <text:p text:style-name="P14"><text:span text:style-name="T9">1.1 <text:s/>Initiation</text:span></text:p>
          </table:table-cell>
          <table:table-cell table:style-name="Tabela2.C2" office:value-type="string">
            <text:p text:style-name="P14"><text:span text:style-name="T9">1.1.1 Evaluation &amp; Recommendations</text:span></text:p>
            <text:p text:style-name="P14"><text:span text:style-name="T9">1.1.2 Develop Project Charter</text:span></text:p>
            <text:p text:style-name="P14"><text:span text:style-name="T9">1.1.3 Deliverable: Submit Project Charter</text:span></text:p>
            <text:p text:style-name="P14"><text:span text:style-name="T9">1.1.4 Project Sponsor Reviews Project Charter</text:span></text:p>
            <text:p text:style-name="P14"><text:span text:style-name="T9">1.1.5 Project Charter Signed/Approved</text:span></text:p>
          </table:table-cell>
        </table:table-row>
        <table:table-row table:style-name="Tabela2.1">
          <table:covered-table-cell/>
          <table:table-cell table:style-name="Tabela2.B3" office:value-type="string">
            <text:p text:style-name="P14"><text:span text:style-name="T9">1.2 <text:s/>Planning</text:span></text:p>
          </table:table-cell>
          <table:table-cell table:style-name="Tabela2.C3" office:value-type="string">
            <text:p text:style-name="P14"><text:span text:style-name="T9">1.2.1 Create Preliminary Scope Statement</text:span></text:p>
            <text:p text:style-name="P14"><text:span text:style-name="T9">1.2.2 Determine Project Team</text:span></text:p>
            <text:p text:style-name="P14"><text:span text:style-name="T9">1.2.3 Project Team Kickoff Meeting</text:span></text:p>
            <text:p text:style-name="P14"><text:span text:style-name="T9">1.2.4 Develop Project Plan</text:span></text:p>
            <text:p text:style-name="P14"><text:span text:style-name="T9">1.2.5 Submit Project Plan</text:span></text:p>
            <text:p text:style-name="P14"><text:span text:style-name="T9">1.2.6 Milestone: Project Plan Approval</text:span></text:p>
          </table:table-cell>
        </table:table-row>
        <table:table-row table:style-name="Tabela2.1">
          <table:covered-table-cell/>
          <table:table-cell table:style-name="Tabela2.B4" office:value-type="string">
            <text:p text:style-name="P14"><text:span text:style-name="T9">1.3 <text:s/>Execution</text:span></text:p>
          </table:table-cell>
          <table:table-cell table:style-name="Tabela2.C4" office:value-type="string">
            <text:p text:style-name="P14"><text:span text:style-name="T9">1.3.1 Project Kickoff Meeting</text:span></text:p>
            <text:p text:style-name="P14"><text:span text:style-name="T9">1.3.2 Verify &amp; Validate User Requirements</text:span></text:p>
            <text:p text:style-name="P14"><text:span text:style-name="T9">1.3.3 Design System</text:span></text:p>
            <text:p text:style-name="P14"><text:span text:style-name="T9">1.3.4 Procure Hardware/Software</text:span></text:p>
            <text:p text:style-name="P14"><text:span text:style-name="T9">1.3.5 Install Development System</text:span></text:p>
            <text:p text:style-name="P14"><text:span text:style-name="T9">1.3.6 Testing Phase</text:span></text:p>
            <text:p text:style-name="P14"><text:span text:style-name="T9">1.3.7 Install Live System</text:span></text:p>
            <text:p text:style-name="P14"><text:span text:style-name="T9">1.3.8 User Training</text:span></text:p>
            <text:p text:style-name="P14"><text:span text:style-name="T9">1.3.9 Go Live</text:span></text:p>
          </table:table-cell>
        </table:table-row>
        <table:table-row table:style-name="Tabela2.1">
          <table:covered-table-cell/>
          <table:table-cell table:style-name="Tabela2.B5" office:value-type="string">
            <text:p text:style-name="P14"><text:span text:style-name="T9">1.4 <text:s/>Control</text:span></text:p>
          </table:table-cell>
          <table:table-cell table:style-name="Tabela2.C5" office:value-type="string">
            <text:p text:style-name="P14"><text:span text:style-name="T9">1.4.1 Project Management</text:span></text:p>
            <text:p text:style-name="P14"><text:span text:style-name="T9">1.4.2 Project Status Meetings</text:span></text:p>
            <text:p text:style-name="P14"><text:span text:style-name="T9">1.4.3 Risk Management</text:span></text:p>
            <text:p text:style-name="P14"><text:span text:style-name="T9">1.4.4 Update Project Management Plan</text:span></text:p>
          </table:table-cell>
        </table:table-row>
        <table:table-row table:style-name="Tabela2.1">
          <table:covered-table-cell/>
          <table:table-cell table:style-name="Tabela2.B6" office:value-type="string">
            <text:p text:style-name="P14"><text:span text:style-name="T9">1.5 <text:s/>Closeout</text:span></text:p>
          </table:table-cell>
          <table:table-cell table:style-name="Tabela2.C6" office:value-type="string">
            <text:p text:style-name="P14"><text:span text:style-name="T9">1.5.1 Audit Procurement</text:span></text:p>
            <text:p text:style-name="P14"><text:span text:style-name="T9">1.5.2 Document Lessons Learned</text:span></text:p>
            <text:p text:style-name="P14"><text:span text:style-name="T9">1.5.3 Update Files/Records</text:span></text:p>
            <text:p text:style-name="P14"><text:span text:style-name="T9">1.5.4 Gain Formal Acceptance</text:span></text:p>
            <text:p text:style-name="P14"><text:span text:style-name="T9">1.5.5 Archive Files/Documents</text:span></text:p>
          </table:table-cell>
        </table:table-row>
      </table:table>
      <text:p text:style-name="P11"/>
      <text:p text:style-name="Standard"/>
      <text:p text:style-name="Standard"><text:soft-page-break/></text:p>
      <text:h text:style-name="P8" text:outline-level="1"><text:span text:style-name="T3">Tree Structure View</text:span></text:h>
      <text:p text:style-name="Standard"><text:span text:style-name="T5">The Tree Structure View is the most popular format for the WBS. <text:s/>It presents an easy to understand view into the WBS; however, it is also tricky to create without an application specifically designed for creating this organizational chart structure. <text:s/>The Tree Structure below was created using only Microsoft Word and the SmartArt graphics option under the insert menu.</text:span></text:p>
      <text:p text:style-name="Standard"/>
      <text:p text:style-name="Standard"/>
      <text:p text:style-name="Standard"><text:soft-page-break/><draw:g text:anchor-type="as-char" svg:y="0cm" draw:z-index="20" draw:name="Organization Chart 14" draw:style-name="gr1"><draw:custom-shape draw:style-name="gr2" draw:text-style-name="P16" svg:width="15.782cm" svg:height="19.553cm" svg:x="0cm" svg:y="0cm"><text:p/><draw:enhanced-geometry draw:type="mso-spt75"/></draw:custom-shape><draw:custom-shape draw:name="_s1111" draw:style-name="gr3" draw:text-style-name="P16" svg:width="0.378cm" svg:height="8.559cm" draw:transform="rotate (-3.14159265358979) translate (13.5290277777778cm 11.6134444444444cm)"><text:p/><draw:enhanced-geometry svg:viewBox="0 0 21600 21600" draw:type="mso-spt33" draw:enhanced-path="M 0 0 L 21600 0 21600 21600 N"/></draw:custom-shape><draw:custom-shape draw:name="_s1109" draw:style-name="gr3" draw:text-style-name="P16" svg:width="0.378cm" svg:height="6.725cm" draw:transform="rotate (-3.14159265358979) translate (13.5290277777778cm 9.779cm)"><text:p/><draw:enhanced-geometry svg:viewBox="0 0 21600 21600" draw:type="mso-spt33" draw:enhanced-path="M 0 0 L 21600 0 21600 21600 N"/></draw:custom-shape><draw:custom-shape draw:name="_s1107" draw:style-name="gr3" draw:text-style-name="P16" svg:width="0.378cm" svg:height="4.89cm" draw:transform="rotate (-3.14159265358979) translate (13.5290277777778cm 7.94455555555556cm)"><text:p/><draw:enhanced-geometry svg:viewBox="0 0 21600 21600" draw:type="mso-spt33" draw:enhanced-path="M 0 0 L 21600 0 21600 21600 N"/></draw:custom-shape><draw:custom-shape draw:name="_s1105" draw:style-name="gr3" draw:text-style-name="P16" svg:width="0.378cm" svg:height="3.058cm" draw:transform="rotate (-3.14159265358979) translate (13.5290277777778cm 6.11011111111111cm)"><text:p/><draw:enhanced-geometry svg:viewBox="0 0 21600 21600" draw:type="mso-spt33" draw:enhanced-path="M 0 0 L 21600 0 21600 21600 N"/></draw:custom-shape><draw:custom-shape draw:name="_s1103" draw:style-name="gr3" draw:text-style-name="P16" svg:width="0.378cm" svg:height="1.225cm" draw:transform="rotate (-3.14159265358979) translate (13.5290277777778cm 4.27919444444444cm)"><text:p/><draw:enhanced-geometry svg:viewBox="0 0 21600 21600" draw:type="mso-spt33" draw:enhanced-path="M 0 0 L 21600 0 21600 21600 N"/></draw:custom-shape><draw:custom-shape draw:name="_s1101" draw:style-name="gr3" draw:text-style-name="P16" svg:width="0.376cm" svg:height="6.725cm" draw:transform="rotate (-3.14159265358979) translate (10.5215972222222cm 9.779cm)"><text:p/><draw:enhanced-geometry svg:viewBox="0 0 21600 21600" draw:type="mso-spt33" draw:enhanced-path="M 0 0 L 21600 0 21600 21600 N"/></draw:custom-shape><draw:custom-shape draw:name="_s1099" draw:style-name="gr3" draw:text-style-name="P16" svg:width="0.376cm" svg:height="4.89cm" draw:transform="rotate (-3.14159265358979) translate (10.5215972222222cm 7.94455555555556cm)"><text:p/><draw:enhanced-geometry svg:viewBox="0 0 21600 21600" draw:type="mso-spt33" draw:enhanced-path="M 0 0 L 21600 0 21600 21600 N"/></draw:custom-shape><draw:custom-shape draw:name="_s1097" draw:style-name="gr3" draw:text-style-name="P16" svg:width="0.376cm" svg:height="3.058cm" draw:transform="rotate (-3.14159265358979) translate (10.5215972222222cm 6.11011111111111cm)"><text:p/><draw:enhanced-geometry svg:viewBox="0 0 21600 21600" draw:type="mso-spt33" draw:enhanced-path="M 0 0 L 21600 0 21600 21600 N"/></draw:custom-shape><draw:custom-shape draw:name="_s1095" draw:style-name="gr3" draw:text-style-name="P16" svg:width="0.376cm" svg:height="1.225cm" draw:transform="rotate (-3.14159265358979) translate (10.5215972222222cm 4.27919444444444cm)"><text:p/><draw:enhanced-geometry svg:viewBox="0 0 21600 21600" draw:type="mso-spt33" draw:enhanced-path="M 0 0 L 21600 0 21600 21600 N"/></draw:custom-shape><draw:custom-shape draw:name="_s1093" draw:style-name="gr3" draw:text-style-name="P16" svg:width="0.376cm" svg:height="15.888cm" draw:transform="rotate (-3.14159265358979) translate (7.51416666666667cm 18.9406388888889cm)"><text:p/><draw:enhanced-geometry svg:viewBox="0 0 21600 21600" draw:type="mso-spt33" draw:enhanced-path="M 0 0 L 21600 0 21600 21600 N"/></draw:custom-shape><draw:custom-shape draw:name="_s1091" draw:style-name="gr3" draw:text-style-name="P16" svg:width="0.376cm" svg:height="14.054cm" draw:transform="rotate (-3.14159265358979) translate (7.51416666666667cm 17.1061944444444cm)"><text:p/><draw:enhanced-geometry svg:viewBox="0 0 21600 21600" draw:type="mso-spt33" draw:enhanced-path="M 0 0 L 21600 0 21600 21600 N"/></draw:custom-shape><draw:custom-shape draw:name="_s1089" draw:style-name="gr3" draw:text-style-name="P16" svg:width="0.376cm" svg:height="12.221cm" draw:transform="rotate (-3.14159265358979) translate (7.51416666666667cm 15.2752777777778cm)"><text:p/><draw:enhanced-geometry svg:viewBox="0 0 21600 21600" draw:type="mso-spt33" draw:enhanced-path="M 0 0 L 21600 0 21600 21600 N"/></draw:custom-shape><draw:custom-shape draw:name="_s1087" draw:style-name="gr3" draw:text-style-name="P16" svg:width="0.376cm" svg:height="10.39cm" draw:transform="rotate (-3.14159265358979) translate (7.51416666666667cm 13.4443611111111cm)"><text:p/><draw:enhanced-geometry svg:viewBox="0 0 21600 21600" draw:type="mso-spt33" draw:enhanced-path="M 0 0 L 21600 0 21600 21600 N"/></draw:custom-shape><draw:custom-shape draw:name="_s1085" draw:style-name="gr3" draw:text-style-name="P16" svg:width="0.376cm" svg:height="8.559cm" draw:transform="rotate (-3.14159265358979) translate (7.51416666666667cm 11.6134444444444cm)"><text:p/><draw:enhanced-geometry svg:viewBox="0 0 21600 21600" draw:type="mso-spt33" draw:enhanced-path="M 0 0 L 21600 0 21600 21600 N"/></draw:custom-shape><draw:custom-shape draw:name="_s1083" draw:style-name="gr3" draw:text-style-name="P16" svg:width="0.376cm" svg:height="6.725cm" draw:transform="rotate (-3.14159265358979) translate (7.51416666666667cm 9.779cm)"><text:p/><draw:enhanced-geometry svg:viewBox="0 0 21600 21600" draw:type="mso-spt33" draw:enhanced-path="M 0 0 L 21600 0 21600 21600 N"/></draw:custom-shape><draw:custom-shape draw:name="_s1081" draw:style-name="gr3" draw:text-style-name="P16" svg:width="0.376cm" svg:height="4.89cm" draw:transform="rotate (-3.14159265358979) translate (7.51416666666667cm 7.94455555555556cm)"><text:p/><draw:enhanced-geometry svg:viewBox="0 0 21600 21600" draw:type="mso-spt33" draw:enhanced-path="M 0 0 L 21600 0 21600 21600 N"/></draw:custom-shape><draw:custom-shape draw:name="_s1079" draw:style-name="gr3" draw:text-style-name="P16" svg:width="0.376cm" svg:height="3.058cm" draw:transform="rotate (-3.14159265358979) translate (7.51416666666667cm 6.11011111111111cm)"><text:p/><draw:enhanced-geometry svg:viewBox="0 0 21600 21600" draw:type="mso-spt33" draw:enhanced-path="M 0 0 L 21600 0 21600 21600 N"/></draw:custom-shape><draw:custom-shape draw:name="_s1077" draw:style-name="gr3" draw:text-style-name="P16" svg:width="0.376cm" svg:height="1.225cm" draw:transform="rotate (-3.14159265358979) translate (7.51416666666667cm 4.27919444444444cm)"><text:p/><draw:enhanced-geometry svg:viewBox="0 0 21600 21600" draw:type="mso-spt33" draw:enhanced-path="M 0 0 L 21600 0 21600 21600 N"/></draw:custom-shape><draw:custom-shape draw:name="_s1075" draw:style-name="gr3" draw:text-style-name="P16" svg:width="0.378cm" svg:height="10.39cm" draw:transform="rotate (-3.14159265358979) translate (4.51026388888889cm 13.4443611111111cm)"><text:p/><draw:enhanced-geometry svg:viewBox="0 0 21600 21600" draw:type="mso-spt33" draw:enhanced-path="M 0 0 L 21600 0 21600 21600 N"/></draw:custom-shape><draw:custom-shape draw:name="_s1073" draw:style-name="gr3" draw:text-style-name="P16" svg:width="0.378cm" svg:height="8.559cm" draw:transform="rotate (-3.14159265358979) translate (4.51026388888889cm 11.6134444444444cm)"><text:p/><draw:enhanced-geometry svg:viewBox="0 0 21600 21600" draw:type="mso-spt33" draw:enhanced-path="M 0 0 L 21600 0 21600 21600 N"/></draw:custom-shape><draw:custom-shape draw:name="_s1071" draw:style-name="gr3" draw:text-style-name="P16" svg:width="0.378cm" svg:height="6.725cm" draw:transform="rotate (-3.14159265358979) translate (4.51026388888889cm 9.779cm)"><text:p/><draw:enhanced-geometry svg:viewBox="0 0 21600 21600" draw:type="mso-spt33" draw:enhanced-path="M 0 0 L 21600 0 21600 21600 N"/></draw:custom-shape><draw:custom-shape draw:name="_s1069" draw:style-name="gr3" draw:text-style-name="P16" svg:width="0.378cm" svg:height="4.89cm" draw:transform="rotate (-3.14159265358979) translate (4.51026388888889cm 7.94455555555556cm)"><text:p/><draw:enhanced-geometry svg:viewBox="0 0 21600 21600" draw:type="mso-spt33" draw:enhanced-path="M 0 0 L 21600 0 21600 21600 N"/></draw:custom-shape><draw:custom-shape draw:name="_s1067" draw:style-name="gr3" draw:text-style-name="P16" svg:width="0.378cm" svg:height="3.058cm" draw:transform="rotate (-3.14159265358979) translate (4.51026388888889cm 6.11011111111111cm)"><text:p/><draw:enhanced-geometry svg:viewBox="0 0 21600 21600" draw:type="mso-spt33" draw:enhanced-path="M 0 0 L 21600 0 21600 21600 N"/></draw:custom-shape><draw:custom-shape draw:name="_s1065" draw:style-name="gr3" draw:text-style-name="P16" svg:width="0.376cm" svg:height="8.559cm" draw:transform="rotate (-3.14159265358979) translate (1.50106944444444cm 11.6134444444444cm)"><text:p/><draw:enhanced-geometry svg:viewBox="0 0 21600 21600" draw:type="mso-spt33" draw:enhanced-path="M 0 0 L 21600 0 21600 21600 N"/></draw:custom-shape><draw:custom-shape draw:name="_s1063" draw:style-name="gr3" draw:text-style-name="P16" svg:width="0.376cm" svg:height="6.728cm" draw:transform="rotate (-3.14159265358979) translate (1.50106944444444cm 9.78252777777778cm)"><text:p/><draw:enhanced-geometry svg:viewBox="0 0 21600 21600" draw:type="mso-spt33" draw:enhanced-path="M 0 0 L 21600 0 21600 21600 N"/></draw:custom-shape><draw:custom-shape draw:name="_s1061" draw:style-name="gr3" draw:text-style-name="P16" svg:width="0.376cm" svg:height="4.894cm" draw:transform="rotate (-3.14159265358979) translate (1.50106944444444cm 7.94808333333333cm)"><text:p/><draw:enhanced-geometry svg:viewBox="0 0 21600 21600" draw:type="mso-spt33" draw:enhanced-path="M 0 0 L 21600 0 21600 21600 N"/></draw:custom-shape><draw:custom-shape draw:name="_s1059" draw:style-name="gr3" draw:text-style-name="P16" svg:width="0.376cm" svg:height="3.059cm" draw:transform="rotate (-3.14159265358979) translate (1.50106944444444cm 6.11363888888889cm)"><text:p/><draw:enhanced-geometry svg:viewBox="0 0 21600 21600" draw:type="mso-spt33" draw:enhanced-path="M 0 0 L 21600 0 21600 21600 N"/></draw:custom-shape><draw:custom-shape draw:name="_s1057" draw:style-name="gr3" draw:text-style-name="P16" svg:width="0.376cm" svg:height="1.225cm" draw:transform="rotate (-3.14159265358979) translate (1.50106944444444cm 4.27919444444444cm)"><text:p/><draw:enhanced-geometry svg:viewBox="0 0 21600 21600" draw:type="mso-spt33" draw:enhanced-path="M 0 0 L 21600 0 21600 21600 N"/></draw:custom-shape><draw:custom-shape draw:name="_s1051" draw:style-name="gr3" draw:text-style-name="P16" svg:width="0.611cm" svg:height="6.012cm" draw:transform="rotate (1.5707963267949) translate (7.14022222222222cm 1.83620833333333cm)"><text:p/><draw:enhanced-geometry draw:mirror-horizontal="true" svg:viewBox="0 0 21600 21600" draw:type="mso-spt34" draw:modifiers="10800" draw:enhanced-path="M 0 0 L ?f0 0 ?f0 21600 21600 21600 N"><draw:equation draw:name="f0" draw:formula="$0 "/><draw:handle draw:handle-position="$0 10800"/></draw:enhanced-geometry></draw:custom-shape><draw:custom-shape draw:name="_s1049" draw:style-name="gr3" draw:text-style-name="P16" svg:width="0.378cm" svg:height="1.225cm" draw:transform="rotate (-3.14159265358979) translate (4.51026388888889cm 4.27919444444444cm)"><text:p/><draw:enhanced-geometry svg:viewBox="0 0 21600 21600" draw:type="mso-spt33" draw:enhanced-path="M 0 0 L 21600 0 21600 21600 N"/></draw:custom-shape><draw:custom-shape draw:name="_s1047" draw:style-name="gr3" draw:text-style-name="P16" svg:width="0.609cm" svg:height="3.006cm" draw:transform="rotate (1.5707963267949) translate (7.13845833333333cm 1.83268055555556cm)"><text:p/><draw:enhanced-geometry draw:mirror-horizontal="true" svg:viewBox="0 0 21600 21600" draw:type="mso-spt34" draw:modifiers="10800" draw:enhanced-path="M 0 0 L ?f0 0 ?f0 21600 21600 21600 N"><draw:equation draw:name="f0" draw:formula="$0 "/><draw:handle draw:handle-position="$0 10800"/></draw:enhanced-geometry></draw:custom-shape><draw:custom-shape draw:name="_s1045" draw:style-name="gr4" draw:text-style-name="P16" svg:width="0.609cm" svg:height="0.003cm" draw:transform="rotate (1.5707963267949) translate (7.14022222222222cm 1.83091666666667cm)"><text:p/><draw:enhanced-geometry svg:viewBox="0 0 21600 21600" draw:type="mso-spt32" draw:enhanced-path="M 0 0 L 21600 21600 N"/></draw:custom-shape><draw:custom-shape draw:name="_s1044" draw:style-name="gr3" draw:text-style-name="P16" svg:width="0.609cm" svg:height="3.008cm" draw:transform="rotate (1.5707963267949) translate (4.13279166666667cm 1.83091666666667cm)"><text:p/><draw:enhanced-geometry svg:viewBox="0 0 21600 21600" draw:type="mso-spt34" draw:modifiers="10800" draw:enhanced-path="M 0 0 L ?f0 0 ?f0 21600 21600 21600 N"><draw:equation draw:name="f0" draw:formula="$0 "/><draw:handle draw:handle-position="$0 10800"/></draw:enhanced-geometry></draw:custom-shape><draw:custom-shape draw:name="_s1043" draw:style-name="gr3" draw:text-style-name="P16" svg:width="0.609cm" svg:height="6.014cm" draw:transform="rotate (1.5707963267949) translate (1.127125cm 1.83444444444444cm)"><text:p/><draw:enhanced-geometry svg:viewBox="0 0 21600 21600" draw:type="mso-spt34" draw:modifiers="10800" draw:enhanced-path="M 0 0 L ?f0 0 ?f0 21600 21600 21600 N"><draw:equation draw:name="f0" draw:formula="$0 "/><draw:handle draw:handle-position="$0 10800"/></draw:enhanced-geometry></draw:custom-shape><draw:rect draw:name="_s1039" draw:style-name="gr5" draw:text-style-name="P18" svg:width="2.255cm" svg:height="1.223cm" svg:x="6.011cm" svg:y="0cm" draw:corner-radius="0.101cm"><text:p text:style-name="P17"><text:span text:style-name="T15">Widget Mgmt. System</text:span></text:p><text:p text:style-name="P17"><text:span text:style-name="T15">1</text:span></text:p></draw:rect><draw:rect draw:name="_s1040" draw:style-name="gr5" draw:text-style-name="P18" svg:width="2.255cm" svg:height="1.223cm" svg:x="0cm" svg:y="1.834cm" draw:corner-radius="0.101cm"><text:p text:style-name="P17"><text:span text:style-name="T15">Initiation</text:span></text:p><text:p text:style-name="P17"><text:span text:style-name="T15">1.1</text:span></text:p></draw:rect><draw:rect draw:name="_s1041" draw:style-name="gr5" draw:text-style-name="P18" svg:width="2.255cm" svg:height="1.223cm" svg:x="3.006cm" svg:y="1.834cm" draw:corner-radius="0.101cm"><text:p text:style-name="P17"><text:span text:style-name="T15">Planning</text:span></text:p><text:p text:style-name="P17"><text:span text:style-name="T15">1.2</text:span></text:p></draw:rect><draw:rect draw:name="_s1042" draw:style-name="gr5" draw:text-style-name="P18" svg:width="2.255cm" svg:height="1.223cm" svg:x="6.011cm" svg:y="1.834cm" draw:corner-radius="0.101cm"><text:p text:style-name="P17"><text:span text:style-name="T15">Execution</text:span></text:p><text:p text:style-name="P17"><text:span text:style-name="T15">1.3</text:span></text:p></draw:rect><draw:rect draw:name="_s1046" draw:style-name="gr5" draw:text-style-name="P18" svg:width="2.255cm" svg:height="1.223cm" svg:x="9.019cm" svg:y="1.834cm" draw:corner-radius="0.101cm"><text:p text:style-name="P17"><text:span text:style-name="T15">Control</text:span></text:p><text:p text:style-name="P17"><text:span text:style-name="T15">1.4</text:span></text:p></draw:rect><draw:rect draw:name="_s1048" draw:style-name="gr5" draw:text-style-name="P18" svg:width="2.255cm" svg:height="1.221cm" svg:x="4.509cm" svg:y="3.667cm" draw:corner-radius="0.101cm"><text:p text:style-name="P17"><text:span text:style-name="T16">Create Preliminary Scope Statement</text:span></text:p><text:p text:style-name="P17"><text:span text:style-name="T16">1.2.1</text:span></text:p></draw:rect><draw:rect draw:name="_s1050" draw:style-name="gr5" draw:text-style-name="P18" svg:width="2.255cm" svg:height="1.221cm" svg:x="12.024cm" svg:y="1.834cm" draw:corner-radius="0.101cm"><text:p text:style-name="P17"><text:span text:style-name="T15">Closeout</text:span></text:p><text:p text:style-name="P17"><text:span text:style-name="T15">1.5</text:span></text:p></draw:rect><draw:rect draw:name="_s1056" draw:style-name="gr5" draw:text-style-name="P18" svg:width="2.255cm" svg:height="1.223cm" svg:x="1.503cm" svg:y="3.667cm" draw:corner-radius="0.101cm"><text:p text:style-name="P17"><text:span text:style-name="T16">Evaluation &amp; Recommendations</text:span></text:p><text:p text:style-name="P17"><text:span text:style-name="T16">1.1.1</text:span></text:p></draw:rect><draw:rect draw:name="_s1058" draw:style-name="gr5" draw:text-style-name="P18" svg:width="2.255cm" svg:height="1.223cm" svg:x="1.503cm" svg:y="5.502cm" draw:corner-radius="0.101cm"><text:p text:style-name="P17"><text:span text:style-name="T16">Develop Project Charter</text:span></text:p><text:p text:style-name="P17"><text:span text:style-name="T16">1.1.2</text:span></text:p></draw:rect><draw:rect draw:name="_s1060" draw:style-name="gr5" draw:text-style-name="P18" svg:width="2.255cm" svg:height="1.223cm" svg:x="1.503cm" svg:y="7.334cm" draw:corner-radius="0.101cm"><text:p text:style-name="P17"><text:span text:style-name="T16">Deliverable: Submit Project Charter</text:span></text:p><text:p text:style-name="P17"><text:span text:style-name="T16">1.1.3</text:span></text:p></draw:rect><draw:rect draw:name="_s1062" draw:style-name="gr5" draw:text-style-name="P18" svg:width="2.255cm" svg:height="1.223cm" svg:x="1.503cm" svg:y="9.169cm" draw:corner-radius="0.101cm"><text:p text:style-name="P17"><text:span text:style-name="T16">Project Sponsor Reviews Project Charter</text:span></text:p><text:p text:style-name="P17"><text:span text:style-name="T16">1.1.4</text:span></text:p></draw:rect><draw:rect draw:name="_s1064" draw:style-name="gr5" draw:text-style-name="P18" svg:width="2.255cm" svg:height="1.221cm" svg:x="1.503cm" svg:y="11.001cm" draw:corner-radius="0.101cm"><text:p text:style-name="P17"><text:span text:style-name="T16">Project Charter Signed/Approved</text:span></text:p><text:p text:style-name="P17"><text:span text:style-name="T16">1.1.5</text:span></text:p></draw:rect><draw:rect draw:name="_s1066" draw:style-name="gr5" draw:text-style-name="P18" svg:width="2.253cm" svg:height="1.221cm" svg:x="4.509cm" svg:y="5.502cm" draw:corner-radius="0.101cm"><text:p text:style-name="P17"><text:span text:style-name="T16">Determine Project Team</text:span></text:p><text:p text:style-name="P17"><text:span text:style-name="T16">1.2.2</text:span></text:p></draw:rect><draw:rect draw:name="_s1068" draw:style-name="gr5" draw:text-style-name="P18" svg:width="2.253cm" svg:height="1.221cm" svg:x="4.509cm" svg:y="7.334cm" draw:corner-radius="0.101cm"><text:p text:style-name="P17"><text:span text:style-name="T16">Project Team Kickoff Meeting</text:span></text:p><text:p text:style-name="P17"><text:span text:style-name="T16">1.2.3</text:span></text:p></draw:rect><draw:rect draw:name="_s1070" draw:style-name="gr5" draw:text-style-name="P18" svg:width="2.253cm" svg:height="1.221cm" svg:x="4.509cm" svg:y="9.169cm" draw:corner-radius="0.101cm"><text:p text:style-name="P17"><text:span text:style-name="T16">Develop Project Plan</text:span></text:p><text:p text:style-name="P17"><text:span text:style-name="T16">1.2.4</text:span></text:p></draw:rect><draw:rect draw:name="_s1072" draw:style-name="gr5" draw:text-style-name="P18" svg:width="2.255cm" svg:height="1.221cm" svg:x="4.509cm" svg:y="11.001cm" draw:corner-radius="0.101cm"><text:p text:style-name="P17"><text:span text:style-name="T16">Submit Project Plan</text:span></text:p><text:p text:style-name="P17"><text:span text:style-name="T16">1.2.5</text:span></text:p></draw:rect><draw:rect draw:name="_s1074" draw:style-name="gr5" draw:text-style-name="P18" svg:width="2.255cm" svg:height="1.221cm" svg:x="4.509cm" svg:y="12.834cm" draw:corner-radius="0.101cm"><text:p text:style-name="P17"><text:span text:style-name="T16">Milestone: Project Plan Approved</text:span></text:p><text:p text:style-name="P17"><text:span text:style-name="T16">1.2.6</text:span></text:p></draw:rect><draw:rect draw:name="_s1076" draw:style-name="gr5" draw:text-style-name="P18" svg:width="2.255cm" svg:height="1.221cm" svg:x="7.514cm" svg:y="3.667cm" draw:corner-radius="0.101cm"><text:p text:style-name="P17"><text:span text:style-name="T16">Project Kickoff Meeting</text:span></text:p><text:p text:style-name="P17"><text:span text:style-name="T16">1.3.1</text:span></text:p></draw:rect><draw:rect draw:name="_s1078" draw:style-name="gr5" draw:text-style-name="P18" svg:width="2.255cm" svg:height="1.221cm" svg:x="7.514cm" svg:y="5.502cm" draw:corner-radius="0.101cm"><text:p text:style-name="P17"><text:span text:style-name="T16">Verify &amp; Validate User Requirements</text:span></text:p><text:p text:style-name="P17"><text:span text:style-name="T16">1.3.2</text:span></text:p></draw:rect><draw:rect draw:name="_s1080" draw:style-name="gr5" draw:text-style-name="P18" svg:width="2.255cm" svg:height="1.221cm" svg:x="7.514cm" svg:y="7.334cm" draw:corner-radius="0.101cm"><text:p text:style-name="P17"><text:span text:style-name="T16">Design System</text:span></text:p><text:p text:style-name="P17"><text:span text:style-name="T16">1.3.3</text:span></text:p></draw:rect><draw:rect draw:name="_s1082" draw:style-name="gr5" draw:text-style-name="P18" svg:width="2.255cm" svg:height="1.221cm" svg:x="7.514cm" svg:y="9.169cm" draw:corner-radius="0.101cm"><text:p text:style-name="P17"><text:span text:style-name="T16">Procure Hardware/Software</text:span></text:p><text:p text:style-name="P17"><text:span text:style-name="T16">1.3.4</text:span></text:p></draw:rect><draw:rect draw:name="_s1084" draw:style-name="gr5" draw:text-style-name="P18" svg:width="2.255cm" svg:height="1.221cm" svg:x="7.514cm" svg:y="11.001cm" draw:corner-radius="0.101cm"><text:p text:style-name="P17"><text:span text:style-name="T16">Install Development System</text:span></text:p><text:p text:style-name="P17"><text:span text:style-name="T16">1.3.5</text:span></text:p></draw:rect><draw:rect draw:name="_s1086" draw:style-name="gr5" draw:text-style-name="P18" svg:width="2.255cm" svg:height="1.221cm" svg:x="7.514cm" svg:y="12.834cm" draw:corner-radius="0.101cm"><text:p text:style-name="P17"><text:span text:style-name="T16">Testing Phase</text:span></text:p><text:p text:style-name="P17"><text:span text:style-name="T16">1.3.6</text:span></text:p></draw:rect><draw:rect draw:name="_s1088" draw:style-name="gr5" draw:text-style-name="P18" svg:width="2.255cm" svg:height="1.221cm" svg:x="7.514cm" svg:y="14.667cm" draw:corner-radius="0.101cm"><text:p text:style-name="P17"><text:span text:style-name="T16">Install Live System</text:span></text:p><text:p text:style-name="P17"><text:span text:style-name="T16">1.3.7</text:span></text:p></draw:rect><draw:rect draw:name="_s1090" draw:style-name="gr5" draw:text-style-name="P18" svg:width="2.255cm" svg:height="1.221cm" svg:x="7.514cm" svg:y="16.498cm" draw:corner-radius="0.101cm"><text:p text:style-name="P17"><text:span text:style-name="T16">User Training</text:span></text:p><text:p text:style-name="P17"><text:span text:style-name="T16">1.3.8</text:span></text:p></draw:rect><draw:rect draw:name="_s1092" draw:style-name="gr5" draw:text-style-name="P18" svg:width="2.255cm" svg:height="1.223cm" svg:x="7.514cm" svg:y="18.33cm" draw:corner-radius="0.101cm"><text:p text:style-name="P17"><text:span text:style-name="T16">Go Live</text:span></text:p><text:p text:style-name="P17"><text:span text:style-name="T16">1.3.9</text:span></text:p></draw:rect><draw:rect draw:name="_s1094" draw:style-name="gr5" draw:text-style-name="P18" svg:width="2.255cm" svg:height="1.221cm" svg:x="10.522cm" svg:y="3.667cm" draw:corner-radius="0.101cm"><text:p text:style-name="P17"><text:span text:style-name="T16">Project Management</text:span></text:p><text:p text:style-name="P17"><text:span text:style-name="T16">1.4.1</text:span></text:p></draw:rect><draw:rect draw:name="_s1096" draw:style-name="gr5" draw:text-style-name="P18" svg:width="2.255cm" svg:height="1.221cm" svg:x="10.522cm" svg:y="5.502cm" draw:corner-radius="0.101cm"><text:p text:style-name="P17"><text:span text:style-name="T16">Project Status Meetings</text:span></text:p><text:p text:style-name="P17"><text:span text:style-name="T16">1.4.2</text:span></text:p></draw:rect><draw:rect draw:name="_s1098" draw:style-name="gr5" draw:text-style-name="P18" svg:width="2.255cm" svg:height="1.221cm" svg:x="10.522cm" svg:y="7.334cm" draw:corner-radius="0.101cm"><text:p text:style-name="P17"><text:span text:style-name="T16">Risk Management</text:span></text:p><text:p text:style-name="P17"><text:span text:style-name="T16">1.4.3</text:span></text:p></draw:rect><draw:rect draw:name="_s1100" draw:style-name="gr5" draw:text-style-name="P18" svg:width="2.255cm" svg:height="1.221cm" svg:x="10.522cm" svg:y="9.169cm" draw:corner-radius="0.101cm"><text:p text:style-name="P17"><text:span text:style-name="T16">Update Project Management Plan</text:span></text:p><text:p text:style-name="P17"><text:span text:style-name="T16">1.4.4</text:span></text:p></draw:rect><draw:rect draw:name="_s1102" draw:style-name="gr5" draw:text-style-name="P18" svg:width="2.255cm" svg:height="1.221cm" svg:x="13.527cm" svg:y="3.667cm" draw:corner-radius="0.101cm"><text:p text:style-name="P17"><text:span text:style-name="T16">Audit Procurement</text:span></text:p><text:p text:style-name="P17"><text:span text:style-name="T16">1.5.1</text:span></text:p></draw:rect><draw:rect draw:name="_s1104" draw:style-name="gr5" draw:text-style-name="P18" svg:width="2.255cm" svg:height="1.221cm" svg:x="13.527cm" svg:y="5.502cm" draw:corner-radius="0.101cm"><text:p text:style-name="P17"><text:span text:style-name="T16">Document Lessons Learned</text:span></text:p><text:p text:style-name="P17"><text:span text:style-name="T16">1.5.2</text:span></text:p></draw:rect><draw:rect draw:name="_s1106" draw:style-name="gr5" draw:text-style-name="P18" svg:width="2.255cm" svg:height="1.221cm" svg:x="13.527cm" svg:y="7.334cm" draw:corner-radius="0.101cm"><text:p text:style-name="P17"><text:span text:style-name="T16">Update Files/ Records</text:span></text:p><text:p text:style-name="P17"><text:span text:style-name="T16">1.5.3</text:span></text:p></draw:rect><draw:rect draw:name="_s1108" draw:style-name="gr5" draw:text-style-name="P18" svg:width="2.255cm" svg:height="1.221cm" svg:x="13.527cm" svg:y="9.169cm" draw:corner-radius="0.101cm"><text:p text:style-name="P17"><text:span text:style-name="T16">Gain Formal Acceptance</text:span></text:p><text:p text:style-name="P17"><text:span text:style-name="T16">1.5.4</text:span></text:p></draw:rect><draw:rect draw:name="_s1110" draw:style-name="gr5" draw:text-style-name="P18" svg:width="2.255cm" svg:height="1.221cm" svg:x="13.527cm" svg:y="11.001cm" draw:corner-radius="0.101cm"><text:p text:style-name="P17"><text:span text:style-name="T16">Archive Files/ Documents</text:span></text:p><text:p text:style-name="P17"><text:span text:style-name="T16">1.5.5</text:span></text:p></draw:rect></draw:g></text:p>
      <text:p text:style-name="Standard"/>
      <text:p text:style-name="Standard"/>
      <text:h text:style-name="P8" text:outline-level="1"><text:soft-page-break/><text:span text:style-name="T3">WBS Dictionary</text:span></text:h>
      <text:p text:style-name="Standard"><text:span text:style-name="T5">The WBS Dictionary contains all the details of the WBS which are necessary to successfully complete the project. <text:s/>Most importantly it contains a definition of each Work Package which can be thought of as a mini scope statement. <text:s/>Resources on the project will look at the WBS dictionary to determine the scope of the Work Package they've been assigned, so it's important to be clear when writing the definition. <text:s/>Most WBS dictionaries contain more information than we show in our sample. <text:s/>These things usually include Level of Effort, Cost Control Numbers, Resource Assignments, Responsibility Assignments - just to name a few.</text:span></text:p>
      <text:p text:style-name="P4"/>
      <table:table table:name="Tabela3" table:style-name="Tabela3">
        <table:table-column table:style-name="Tabela3.A"/>
        <table:table-column table:style-name="Tabela3.B"/>
        <table:table-column table:style-name="Tabela3.C"/>
        <table:table-column table:style-name="Tabela3.D"/>
        <table:table-header-rows>
          <text:soft-page-break/>
          <table:table-row table:style-name="Tabela3.1">
            <table:table-cell table:style-name="Tabela3.A1" office:value-type="string">
              <text:p text:style-name="No_20_Spacing"><text:span text:style-name="T7">Level</text:span></text:p>
            </table:table-cell>
            <table:table-cell table:style-name="Tabela3.A1" office:value-type="string">
              <text:p text:style-name="No_20_Spacing"><text:span text:style-name="T7">WBS Code</text:span></text:p>
            </table:table-cell>
            <table:table-cell table:style-name="Tabela3.A1" office:value-type="string">
              <text:p text:style-name="No_20_Spacing"><text:span text:style-name="T7">Element Name</text:span></text:p>
            </table:table-cell>
            <table:table-cell table:style-name="Tabela3.A1" office:value-type="string">
              <text:p text:style-name="No_20_Spacing"><text:span text:style-name="T7">Definition</text:span></text:p>
            </table:table-cell>
          </table:table-row>
          <table:table-row table:style-name="Tabela3.1">
            <table:table-cell table:style-name="Tabela3.A2" office:value-type="string">
              <text:p text:style-name="No_20_Spacing"><text:span text:style-name="T7">1</text:span></text:p>
            </table:table-cell>
            <table:table-cell table:style-name="Tabela3.B2" office:value-type="string">
              <text:p text:style-name="No_20_Spacing"><text:span text:style-name="T7">1</text:span></text:p>
            </table:table-cell>
            <table:table-cell table:style-name="Tabela3.C2" office:value-type="string">
              <text:p text:style-name="No_20_Spacing"><text:span text:style-name="T7">Widget Management System</text:span></text:p>
            </table:table-cell>
            <table:table-cell table:style-name="Tabela3.D2" office:value-type="string">
              <text:p text:style-name="No_20_Spacing"><text:span text:style-name="T7">All work to implement a new widget management system.</text:span></text:p>
            </table:table-cell>
          </table:table-row>
          <table:table-row table:style-name="Tabela3.1">
            <table:table-cell table:style-name="Tabela3.A3" office:value-type="string">
              <text:p text:style-name="No_20_Spacing"><text:span text:style-name="T7">2</text:span></text:p>
            </table:table-cell>
            <table:table-cell table:style-name="Tabela3.B3" office:value-type="string">
              <text:p text:style-name="No_20_Spacing"><text:span text:style-name="T7">1.1</text:span></text:p>
            </table:table-cell>
            <table:table-cell table:style-name="Tabela3.C3" office:value-type="string">
              <text:p text:style-name="No_20_Spacing"><text:span text:style-name="T7">Initiation</text:span></text:p>
            </table:table-cell>
            <table:table-cell table:style-name="Tabela3.D3" office:value-type="string">
              <text:p text:style-name="No_20_Spacing"><text:span text:style-name="T7">The work to initiate the project.</text:span></text:p>
            </table:table-cell>
          </table:table-row>
          <table:table-row table:style-name="Tabela3.1">
            <table:table-cell table:style-name="Tabela3.A4" office:value-type="string">
              <text:p text:style-name="No_20_Spacing"><text:span text:style-name="T7">3</text:span></text:p>
            </table:table-cell>
            <table:table-cell table:style-name="Tabela3.B4" office:value-type="string">
              <text:p text:style-name="No_20_Spacing"><text:span text:style-name="T7">1.1.1</text:span></text:p>
            </table:table-cell>
            <table:table-cell table:style-name="Tabela3.C4" office:value-type="string">
              <text:p text:style-name="No_20_Spacing"><text:span text:style-name="T7">Evaluation &amp; Recommendations</text:span></text:p>
            </table:table-cell>
            <table:table-cell table:style-name="Tabela3.D4" office:value-type="string">
              <text:p text:style-name="No_20_Spacing"><text:span text:style-name="T7">Working group to evaluate solution sets and make recommendations.</text:span></text:p>
            </table:table-cell>
          </table:table-row>
          <table:table-row table:style-name="Tabela3.1">
            <table:table-cell table:style-name="Tabela3.A5" office:value-type="string">
              <text:p text:style-name="No_20_Spacing"><text:span text:style-name="T7">3</text:span></text:p>
            </table:table-cell>
            <table:table-cell table:style-name="Tabela3.B5" office:value-type="string">
              <text:p text:style-name="No_20_Spacing"><text:span text:style-name="T7">1.1.2</text:span></text:p>
            </table:table-cell>
            <table:table-cell table:style-name="Tabela3.C5" office:value-type="string">
              <text:p text:style-name="No_20_Spacing"><text:span text:style-name="T7">Develop Project Charter</text:span></text:p>
            </table:table-cell>
            <table:table-cell table:style-name="Tabela3.D5" office:value-type="string">
              <text:p text:style-name="No_20_Spacing"><text:span text:style-name="T7">Project Manager to develop the Project Charter.</text:span></text:p>
            </table:table-cell>
          </table:table-row>
          <table:table-row table:style-name="Tabela3.1">
            <table:table-cell table:style-name="Tabela3.A6" office:value-type="string">
              <text:p text:style-name="No_20_Spacing"><text:span text:style-name="T7">3</text:span></text:p>
            </table:table-cell>
            <table:table-cell table:style-name="Tabela3.B6" office:value-type="string">
              <text:p text:style-name="No_20_Spacing"><text:span text:style-name="T7">1.1.3</text:span></text:p>
            </table:table-cell>
            <table:table-cell table:style-name="Tabela3.C6" office:value-type="string">
              <text:p text:style-name="Standard"><text:span text:style-name="T11">Deliverable: Submit Project Charter</text:span></text:p>
            </table:table-cell>
            <table:table-cell table:style-name="Tabela3.D6" office:value-type="string">
              <text:p text:style-name="Standard"><text:span text:style-name="T11">Project Charter is delivered to the Project Sponsor.</text:span></text:p>
            </table:table-cell>
          </table:table-row>
          <table:table-row table:style-name="Tabela3.1">
            <table:table-cell table:style-name="Tabela3.A7" office:value-type="string">
              <text:p text:style-name="No_20_Spacing"><text:span text:style-name="T7">3</text:span></text:p>
            </table:table-cell>
            <table:table-cell table:style-name="Tabela3.B7" office:value-type="string">
              <text:p text:style-name="No_20_Spacing"><text:span text:style-name="T7">1.1.4</text:span></text:p>
            </table:table-cell>
            <table:table-cell table:style-name="Tabela3.C6" office:value-type="string">
              <text:p text:style-name="Standard"><text:span text:style-name="T11">Project Sponsor Reviews Project Charter</text:span></text:p>
            </table:table-cell>
            <table:table-cell table:style-name="Tabela3.D7" office:value-type="string">
              <text:p text:style-name="Standard"><text:span text:style-name="T11">Project sponsor reviews the Project Charter.</text:span></text:p>
            </table:table-cell>
          </table:table-row>
          <table:table-row table:style-name="Tabela3.1">
            <table:table-cell table:style-name="Tabela3.A8" office:value-type="string">
              <text:p text:style-name="No_20_Spacing"><text:span text:style-name="T7">3</text:span></text:p>
            </table:table-cell>
            <table:table-cell table:style-name="Tabela3.B8" office:value-type="string">
              <text:p text:style-name="No_20_Spacing"><text:span text:style-name="T7">1.1.5</text:span></text:p>
            </table:table-cell>
            <table:table-cell table:style-name="Tabela3.C8" office:value-type="string">
              <text:p text:style-name="No_20_Spacing"><text:span text:style-name="T7">Project Charter Signed/Approved</text:span></text:p>
            </table:table-cell>
            <table:table-cell table:style-name="Tabela3.D8" office:value-type="string">
              <text:p text:style-name="Standard"><text:span text:style-name="T11">The Project Sponsor signs the Project Charter which authorizes the Project Manager to move to the Planning Process.</text:span></text:p>
            </table:table-cell>
          </table:table-row>
          <table:table-row table:style-name="Tabela3.1">
            <table:table-cell table:style-name="Tabela3.A9" office:value-type="string">
              <text:p text:style-name="No_20_Spacing"><text:span text:style-name="T7">2</text:span></text:p>
            </table:table-cell>
            <table:table-cell table:style-name="Tabela3.B9" office:value-type="string">
              <text:p text:style-name="No_20_Spacing"><text:span text:style-name="T7">1.2</text:span></text:p>
            </table:table-cell>
            <table:table-cell table:style-name="Tabela3.C6" office:value-type="string">
              <text:p text:style-name="Standard"><text:span text:style-name="T11">Planning</text:span></text:p>
            </table:table-cell>
            <table:table-cell table:style-name="Tabela3.D9" office:value-type="string">
              <text:p text:style-name="Standard"><text:span text:style-name="T11">The work for the planning process for the project.</text:span></text:p>
            </table:table-cell>
          </table:table-row>
          <table:table-row table:style-name="Tabela3.1">
            <table:table-cell table:style-name="Tabela3.A10" office:value-type="string">
              <text:p text:style-name="No_20_Spacing"><text:span text:style-name="T7">3</text:span></text:p>
            </table:table-cell>
            <table:table-cell table:style-name="Tabela3.B10" office:value-type="string">
              <text:p text:style-name="No_20_Spacing"><text:span text:style-name="T7">1.2.1</text:span></text:p>
            </table:table-cell>
            <table:table-cell table:style-name="Tabela3.C6" office:value-type="string">
              <text:p text:style-name="Standard"><text:span text:style-name="T11">Create Preliminary Scope Statement</text:span></text:p>
            </table:table-cell>
            <table:table-cell table:style-name="Tabela3.D10" office:value-type="string">
              <text:p text:style-name="Standard"><text:span text:style-name="T11">Project Manager creates a Preliminary Scope Statement.</text:span></text:p>
            </table:table-cell>
          </table:table-row>
          <table:table-row table:style-name="Tabela3.1">
            <table:table-cell table:style-name="Tabela3.A11" office:value-type="string">
              <text:p text:style-name="No_20_Spacing"><text:span text:style-name="T7">3</text:span></text:p>
            </table:table-cell>
            <table:table-cell table:style-name="Tabela3.B11" office:value-type="string">
              <text:p text:style-name="No_20_Spacing"><text:span text:style-name="T7">1.2.2</text:span></text:p>
            </table:table-cell>
            <table:table-cell table:style-name="Tabela3.C6" office:value-type="string">
              <text:p text:style-name="Standard"><text:span text:style-name="T11">Determine Project Team</text:span></text:p>
            </table:table-cell>
            <table:table-cell table:style-name="Tabela3.D11" office:value-type="string">
              <text:p text:style-name="Standard"><text:span text:style-name="T11">The Project Manager determines the project team and requests the resources.</text:span></text:p>
            </table:table-cell>
          </table:table-row>
          <table:table-row table:style-name="Tabela3.1">
            <table:table-cell table:style-name="Tabela3.A12" office:value-type="string">
              <text:p text:style-name="No_20_Spacing"><text:span text:style-name="T7">3</text:span></text:p>
            </table:table-cell>
            <table:table-cell table:style-name="Tabela3.B12" office:value-type="string">
              <text:p text:style-name="No_20_Spacing"><text:span text:style-name="T7">1.2.3</text:span></text:p>
            </table:table-cell>
            <table:table-cell table:style-name="Tabela3.C6" office:value-type="string">
              <text:p text:style-name="Standard"><text:span text:style-name="T11">Project Team Kickoff Meeting</text:span></text:p>
            </table:table-cell>
            <table:table-cell table:style-name="Tabela3.D12" office:value-type="string">
              <text:p text:style-name="Standard"><text:span text:style-name="T11">The planning process is officially started with a project kickoff meeting which includes the Project Manager, Project Team and Project Sponsor (optional).</text:span></text:p>
            </table:table-cell>
          </table:table-row>
          <table:table-row table:style-name="Tabela3.1">
            <table:table-cell table:style-name="Tabela3.A13" office:value-type="string">
              <text:p text:style-name="No_20_Spacing"><text:span text:style-name="T7">3</text:span></text:p>
            </table:table-cell>
            <table:table-cell table:style-name="Tabela3.B13" office:value-type="string">
              <text:p text:style-name="No_20_Spacing"><text:span text:style-name="T7">1.2.4</text:span></text:p>
            </table:table-cell>
            <table:table-cell table:style-name="Tabela3.C6" office:value-type="string">
              <text:p text:style-name="Standard"><text:span text:style-name="T11">Develop Project Plan</text:span></text:p>
            </table:table-cell>
            <table:table-cell table:style-name="Tabela3.D13" office:value-type="string">
              <text:p text:style-name="Standard"><text:span text:style-name="T11">Under the direction of the Project Manager the team develops the project plan.</text:span></text:p>
            </table:table-cell>
          </table:table-row>
          <table:table-row table:style-name="Tabela3.1">
            <table:table-cell table:style-name="Tabela3.A14" office:value-type="string">
              <text:p text:style-name="No_20_Spacing"><text:span text:style-name="T7">3</text:span></text:p>
            </table:table-cell>
            <table:table-cell table:style-name="Tabela3.B14" office:value-type="string">
              <text:p text:style-name="No_20_Spacing"><text:span text:style-name="T7">1.2.5</text:span></text:p>
            </table:table-cell>
            <table:table-cell table:style-name="Tabela3.C6" office:value-type="string">
              <text:p text:style-name="Standard"><text:span text:style-name="T11">Submit Project Plan</text:span></text:p>
            </table:table-cell>
            <table:table-cell table:style-name="Tabela3.D14" office:value-type="string">
              <text:p text:style-name="Standard"><text:span text:style-name="T11">Project Manager submits the project plan for approval.</text:span></text:p>
            </table:table-cell>
          </table:table-row>
          <table:table-row table:style-name="Tabela3.1">
            <table:table-cell table:style-name="Tabela3.A15" office:value-type="string">
              <text:p text:style-name="No_20_Spacing"><text:span text:style-name="T7">3</text:span></text:p>
            </table:table-cell>
            <table:table-cell table:style-name="Tabela3.B15" office:value-type="string">
              <text:p text:style-name="No_20_Spacing"><text:span text:style-name="T7">1.2.6</text:span></text:p>
            </table:table-cell>
            <table:table-cell table:style-name="Tabela3.C6" office:value-type="string">
              <text:p text:style-name="Standard"><text:span text:style-name="T11">Milestone: Project Plan Approval</text:span></text:p>
            </table:table-cell>
            <table:table-cell table:style-name="Tabela3.D15" office:value-type="string">
              <text:p text:style-name="Standard"><text:span text:style-name="T11">The project plan is approved and the Project Manager has permission to proceed to execute the project according to the project plan.</text:span></text:p>
            </table:table-cell>
          </table:table-row>
          <table:table-row table:style-name="Tabela3.1">
            <table:table-cell table:style-name="Tabela3.A16" office:value-type="string">
              <text:p text:style-name="No_20_Spacing"><text:span text:style-name="T7">2</text:span></text:p>
            </table:table-cell>
            <table:table-cell table:style-name="Tabela3.B16" office:value-type="string">
              <text:p text:style-name="No_20_Spacing"><text:span text:style-name="T7">1.3</text:span></text:p>
            </table:table-cell>
            <table:table-cell table:style-name="Tabela3.C6" office:value-type="string">
              <text:p text:style-name="Standard"><text:span text:style-name="T11">Execution</text:span></text:p>
            </table:table-cell>
            <table:table-cell table:style-name="Tabela3.D16" office:value-type="string">
              <text:p text:style-name="Standard"><text:span text:style-name="T11">Work involved to execute the project.</text:span></text:p>
            </table:table-cell>
          </table:table-row>
          <table:table-row table:style-name="Tabela3.1">
            <table:table-cell table:style-name="Tabela3.A17" office:value-type="string">
              <text:p text:style-name="No_20_Spacing"><text:span text:style-name="T7">3</text:span></text:p>
            </table:table-cell>
            <table:table-cell table:style-name="Tabela3.B17" office:value-type="string">
              <text:p text:style-name="No_20_Spacing"><text:span text:style-name="T7">1.3.1</text:span></text:p>
            </table:table-cell>
            <table:table-cell table:style-name="Tabela3.C6" office:value-type="string">
              <text:p text:style-name="Standard"><text:span text:style-name="T11">Project Kickoff Meeting</text:span></text:p>
            </table:table-cell>
            <table:table-cell table:style-name="Tabela3.D17" office:value-type="string">
              <text:p text:style-name="Standard"><text:span text:style-name="T11">Project Manager conducts a formal kick off meeting with the project team, project stakeholders and project sponsor.</text:span></text:p>
            </table:table-cell>
          </table:table-row>
          <table:table-row table:style-name="Tabela3.1">
            <table:table-cell table:style-name="Tabela3.A18" office:value-type="string">
              <text:p text:style-name="No_20_Spacing"><text:span text:style-name="T7">3</text:span></text:p>
            </table:table-cell>
            <table:table-cell table:style-name="Tabela3.B18" office:value-type="string">
              <text:p text:style-name="No_20_Spacing"><text:span text:style-name="T7">1.3.2</text:span></text:p>
            </table:table-cell>
            <table:table-cell table:style-name="Tabela3.C6" office:value-type="string">
              <text:p text:style-name="Standard"><text:span text:style-name="T11">Verify &amp; Validate User Requirements</text:span></text:p>
            </table:table-cell>
            <table:table-cell table:style-name="Tabela3.D18" office:value-type="string">
              <text:p text:style-name="Standard"><text:span text:style-name="T11">The original user requirements is reviewed by the project manager and team, then validated with the users/stakeholders. This is where additional clarification may be needed.</text:span></text:p>
            </table:table-cell>
          </table:table-row>
          <table:table-row table:style-name="Tabela3.1">
            <table:table-cell table:style-name="Tabela3.A19" office:value-type="string">
              <text:p text:style-name="No_20_Spacing"><text:span text:style-name="T7">3</text:span></text:p>
            </table:table-cell>
            <table:table-cell table:style-name="Tabela3.B19" office:value-type="string">
              <text:p text:style-name="No_20_Spacing"><text:span text:style-name="T7">1.3.3</text:span></text:p>
            </table:table-cell>
            <table:table-cell table:style-name="Tabela3.C6" office:value-type="string">
              <text:p text:style-name="Standard"><text:span text:style-name="T11">Design System</text:span></text:p>
            </table:table-cell>
            <table:table-cell table:style-name="Tabela3.D19" office:value-type="string">
              <text:p text:style-name="Standard"><text:span text:style-name="T11">The technical resources design the new widget management system.</text:span></text:p>
            </table:table-cell>
          </table:table-row>
          <table:table-row table:style-name="Tabela3.1">
            <table:table-cell table:style-name="Tabela3.A20" office:value-type="string">
              <text:p text:style-name="No_20_Spacing"><text:span text:style-name="T7">3</text:span></text:p>
            </table:table-cell>
            <table:table-cell table:style-name="Tabela3.B20" office:value-type="string">
              <text:p text:style-name="No_20_Spacing"><text:span text:style-name="T7">1.3.4</text:span></text:p>
            </table:table-cell>
            <table:table-cell table:style-name="Tabela3.C6" office:value-type="string">
              <text:p text:style-name="Standard"><text:span text:style-name="T11">Procure Hardware/Software</text:span></text:p>
            </table:table-cell>
            <table:table-cell table:style-name="Tabela3.D20" office:value-type="string">
              <text:p text:style-name="Standard"><text:span text:style-name="T11">The procurement of all hardware, software and facility needs for the project.</text:span></text:p>
            </table:table-cell>
          </table:table-row>
          <table:table-row table:style-name="Tabela3.1">
            <table:table-cell table:style-name="Tabela3.A21" office:value-type="string">
              <text:p text:style-name="No_20_Spacing"><text:span text:style-name="T7">3</text:span></text:p>
            </table:table-cell>
            <table:table-cell table:style-name="Tabela3.B21" office:value-type="string">
              <text:p text:style-name="No_20_Spacing"><text:span text:style-name="T7">1.3.5</text:span></text:p>
            </table:table-cell>
            <table:table-cell table:style-name="Tabela3.C6" office:value-type="string">
              <text:p text:style-name="Standard"><text:span text:style-name="T11">Install Development System</text:span></text:p>
            </table:table-cell>
            <table:table-cell table:style-name="Tabela3.D21" office:value-type="string">
              <text:p text:style-name="Standard"><text:span text:style-name="T11">Team installs a development system for testing and customizations of user interfaces.</text:span></text:p>
            </table:table-cell>
          </table:table-row>
          <table:table-row table:style-name="Tabela3.1">
            <table:table-cell table:style-name="Tabela3.A22" office:value-type="string">
              <text:p text:style-name="No_20_Spacing"><text:span text:style-name="T7">3</text:span></text:p>
            </table:table-cell>
            <table:table-cell table:style-name="Tabela3.B22" office:value-type="string">
              <text:p text:style-name="No_20_Spacing"><text:span text:style-name="T7">1.3.6</text:span></text:p>
            </table:table-cell>
            <table:table-cell table:style-name="Tabela3.C6" office:value-type="string">
              <text:p text:style-name="Standard"><text:span text:style-name="T11">Testing Phase</text:span></text:p>
            </table:table-cell>
            <table:table-cell table:style-name="Tabela3.D22" office:value-type="string">
              <text:p text:style-name="Standard"><text:span text:style-name="T11">The system is tested with a select set of users.</text:span></text:p>
            </table:table-cell>
          </table:table-row>
          <table:table-row table:style-name="Tabela3.1">
            <table:table-cell table:style-name="Tabela3.A23" office:value-type="string">
              <text:p text:style-name="No_20_Spacing"><text:span text:style-name="T7">3</text:span></text:p>
            </table:table-cell>
            <table:table-cell table:style-name="Tabela3.B23" office:value-type="string">
              <text:p text:style-name="No_20_Spacing"><text:span text:style-name="T7">1.3.7</text:span></text:p>
            </table:table-cell>
            <table:table-cell table:style-name="Tabela3.C6" office:value-type="string">
              <text:p text:style-name="Standard"><text:span text:style-name="T11">Install Live System</text:span></text:p>
            </table:table-cell>
            <table:table-cell table:style-name="Tabela3.D23" office:value-type="string">
              <text:p text:style-name="Standard"><text:span text:style-name="T11">The actual system is installed and configured.</text:span></text:p>
            </table:table-cell>
          </table:table-row>
          <table:table-row table:style-name="Tabela3.1">
            <table:table-cell table:style-name="Tabela3.A24" office:value-type="string">
              <text:p text:style-name="No_20_Spacing"><text:span text:style-name="T7">3</text:span></text:p>
            </table:table-cell>
            <table:table-cell table:style-name="Tabela3.B24" office:value-type="string">
              <text:p text:style-name="No_20_Spacing"><text:span text:style-name="T7">1.3.8</text:span></text:p>
            </table:table-cell>
            <table:table-cell table:style-name="Tabela3.C6" office:value-type="string">
              <text:p text:style-name="Standard"><text:span text:style-name="T11">User Training</text:span></text:p>
            </table:table-cell>
            <table:table-cell table:style-name="Tabela3.D24" office:value-type="string">
              <text:p text:style-name="Standard"><text:span text:style-name="T11">All users are provided with a four hours training class. <text:s/>Additionally, managers are provided with an additional two hours class to cover advanced reporting.</text:span></text:p>
            </table:table-cell>
          </table:table-row>
          <table:table-row table:style-name="Tabela3.1">
            <table:table-cell table:style-name="Tabela3.A25" office:value-type="string">
              <text:p text:style-name="No_20_Spacing"><text:span text:style-name="T7">3</text:span></text:p>
            </table:table-cell>
            <table:table-cell table:style-name="Tabela3.B25" office:value-type="string">
              <text:p text:style-name="No_20_Spacing"><text:span text:style-name="T7">1.3.9</text:span></text:p>
            </table:table-cell>
            <table:table-cell table:style-name="Tabela3.C6" office:value-type="string">
              <text:p text:style-name="Standard"><text:span text:style-name="T11">Go Live</text:span></text:p>
            </table:table-cell>
            <table:table-cell table:style-name="Tabela3.D25" office:value-type="string">
              <text:p text:style-name="Standard"><text:span text:style-name="T11">System goes live with all users.</text:span></text:p>
            </table:table-cell>
          </table:table-row>
          <table:table-row table:style-name="Tabela3.1">
            <table:table-cell table:style-name="Tabela3.A26" office:value-type="string">
              <text:p text:style-name="No_20_Spacing"><text:span text:style-name="T7">2</text:span></text:p>
            </table:table-cell>
            <table:table-cell table:style-name="Tabela3.B26" office:value-type="string">
              <text:p text:style-name="No_20_Spacing"><text:span text:style-name="T7">1.4</text:span></text:p>
            </table:table-cell>
            <table:table-cell table:style-name="Tabela3.C6" office:value-type="string">
              <text:p text:style-name="Standard"><text:span text:style-name="T11">Control</text:span></text:p>
            </table:table-cell>
            <table:table-cell table:style-name="Tabela3.D26" office:value-type="string">
              <text:p text:style-name="Standard"><text:span text:style-name="T11">The work involved for the control process of the project.</text:span></text:p>
            </table:table-cell>
          </table:table-row>
          <table:table-row table:style-name="Tabela3.1">
            <table:table-cell table:style-name="Tabela3.A27" office:value-type="string">
              <text:p text:style-name="No_20_Spacing"><text:span text:style-name="T7">3</text:span></text:p>
            </table:table-cell>
            <table:table-cell table:style-name="Tabela3.B27" office:value-type="string">
              <text:p text:style-name="No_20_Spacing"><text:span text:style-name="T7">1.4.1</text:span></text:p>
            </table:table-cell>
            <table:table-cell table:style-name="Tabela3.C6" office:value-type="string">
              <text:p text:style-name="Standard"><text:span text:style-name="T11">Project Management</text:span></text:p>
            </table:table-cell>
            <table:table-cell table:style-name="Tabela3.D27" office:value-type="string">
              <text:p text:style-name="Standard"><text:span text:style-name="T11">Overall project management for the project.</text:span></text:p>
            </table:table-cell>
          </table:table-row>
          <table:table-row table:style-name="Tabela3.1">
            <table:table-cell table:style-name="Tabela3.A28" office:value-type="string">
              <text:p text:style-name="No_20_Spacing"><text:span text:style-name="T7">3</text:span></text:p>
            </table:table-cell>
            <table:table-cell table:style-name="Tabela3.B28" office:value-type="string">
              <text:p text:style-name="No_20_Spacing"><text:span text:style-name="T7">1.4.2</text:span></text:p>
            </table:table-cell>
            <table:table-cell table:style-name="Tabela3.C6" office:value-type="string">
              <text:p text:style-name="Standard"><text:span text:style-name="T11">Project Status Meetings</text:span></text:p>
            </table:table-cell>
            <table:table-cell table:style-name="Tabela3.D28" office:value-type="string">
              <text:p text:style-name="Standard"><text:span text:style-name="T11">Weekly team status meetings.</text:span></text:p>
            </table:table-cell>
          </table:table-row>
          <table:table-row table:style-name="Tabela3.1">
            <table:table-cell table:style-name="Tabela3.A29" office:value-type="string">
              <text:p text:style-name="No_20_Spacing"><text:span text:style-name="T7">3</text:span></text:p>
            </table:table-cell>
            <table:table-cell table:style-name="Tabela3.B29" office:value-type="string">
              <text:p text:style-name="No_20_Spacing"><text:span text:style-name="T7">1.4.3</text:span></text:p>
            </table:table-cell>
            <table:table-cell table:style-name="Tabela3.C6" office:value-type="string">
              <text:p text:style-name="Standard"><text:span text:style-name="T11">Risk Management</text:span></text:p>
            </table:table-cell>
            <table:table-cell table:style-name="Tabela3.D29" office:value-type="string">
              <text:p text:style-name="Standard"><text:span text:style-name="T11">Risk management efforts as defined in the Risk Management Plan.</text:span></text:p>
            </table:table-cell>
          </table:table-row>
          <table:table-row table:style-name="Tabela3.1">
            <table:table-cell table:style-name="Tabela3.A30" office:value-type="string">
              <text:p text:style-name="No_20_Spacing"><text:span text:style-name="T7">3</text:span></text:p>
            </table:table-cell>
            <table:table-cell table:style-name="Tabela3.B30" office:value-type="string">
              <text:p text:style-name="No_20_Spacing"><text:span text:style-name="T7">1.4.4</text:span></text:p>
            </table:table-cell>
            <table:table-cell table:style-name="Tabela3.C6" office:value-type="string">
              <text:p text:style-name="Standard"><text:span text:style-name="T11">Update Project Management Plan</text:span></text:p>
            </table:table-cell>
            <table:table-cell table:style-name="Tabela3.D30" office:value-type="string">
              <text:p text:style-name="Standard"><text:span text:style-name="T11">Project Manager updates the Project Management Plan as the project progresses.</text:span></text:p>
            </table:table-cell>
          </table:table-row>
          <table:table-row table:style-name="Tabela3.1">
            <table:table-cell table:style-name="Tabela3.A31" office:value-type="string">
              <text:p text:style-name="No_20_Spacing"><text:span text:style-name="T7">2</text:span></text:p>
            </table:table-cell>
            <table:table-cell table:style-name="Tabela3.B31" office:value-type="string">
              <text:p text:style-name="No_20_Spacing"><text:span text:style-name="T7">1.5</text:span></text:p>
            </table:table-cell>
            <table:table-cell table:style-name="Tabela3.C6" office:value-type="string">
              <text:p text:style-name="Standard"><text:span text:style-name="T11">Closeout</text:span></text:p>
            </table:table-cell>
            <table:table-cell table:style-name="Tabela3.D31" office:value-type="string">
              <text:p text:style-name="Standard"><text:span text:style-name="T11">The work to close-out the project.</text:span></text:p>
            </table:table-cell>
          </table:table-row>
          <table:table-row table:style-name="Tabela3.1">
            <table:table-cell table:style-name="Tabela3.A32" office:value-type="string">
              <text:p text:style-name="No_20_Spacing"><text:span text:style-name="T7">3</text:span></text:p>
            </table:table-cell>
            <table:table-cell table:style-name="Tabela3.B32" office:value-type="string">
              <text:p text:style-name="No_20_Spacing"><text:span text:style-name="T7">1.5.1</text:span></text:p>
            </table:table-cell>
            <table:table-cell table:style-name="Tabela3.C6" office:value-type="string">
              <text:p text:style-name="Standard"><text:span text:style-name="T11">Audit Procurement</text:span></text:p>
            </table:table-cell>
            <table:table-cell table:style-name="Tabela3.D32" office:value-type="string">
              <text:p text:style-name="Standard"><text:span text:style-name="T11">An audit of all hardware and software procured for the project, ensures that all procured products are accounted for and in the asset management system.</text:span></text:p>
            </table:table-cell>
          </table:table-row>
          <table:table-row table:style-name="Tabela3.1">
            <table:table-cell table:style-name="Tabela3.A33" office:value-type="string">
              <text:p text:style-name="No_20_Spacing"><text:span text:style-name="T7">3</text:span></text:p>
            </table:table-cell>
            <table:table-cell table:style-name="Tabela3.B33" office:value-type="string">
              <text:p text:style-name="No_20_Spacing"><text:span text:style-name="T7">1.5.2</text:span></text:p>
            </table:table-cell>
            <table:table-cell table:style-name="Tabela3.C6" office:value-type="string">
              <text:p text:style-name="Standard"><text:span text:style-name="T11">Document Lessons Learned</text:span></text:p>
            </table:table-cell>
            <table:table-cell table:style-name="Tabela3.D33" office:value-type="string">
              <text:p text:style-name="Standard"><text:span text:style-name="T11">Project Manager along with the project team performs a lessons learned meeting and documents the lessons learned for the project.</text:span></text:p>
            </table:table-cell>
          </table:table-row>
          <table:table-row table:style-name="Tabela3.1">
            <table:table-cell table:style-name="Tabela3.A34" office:value-type="string">
              <text:p text:style-name="No_20_Spacing"><text:span text:style-name="T7">3</text:span></text:p>
            </table:table-cell>
            <table:table-cell table:style-name="Tabela3.B34" office:value-type="string">
              <text:p text:style-name="No_20_Spacing"><text:span text:style-name="T7">1.5.3</text:span></text:p>
            </table:table-cell>
            <table:table-cell table:style-name="Tabela3.C6" office:value-type="string">
              <text:p text:style-name="Standard"><text:span text:style-name="T11">Update Files/Records</text:span></text:p>
            </table:table-cell>
            <table:table-cell table:style-name="Tabela3.D34" office:value-type="string">
              <text:p text:style-name="Standard"><text:span text:style-name="T11">All files and records are updated to reflect the widget management system.</text:span></text:p>
            </table:table-cell>
          </table:table-row>
          <table:table-row table:style-name="Tabela3.1">
            <table:table-cell table:style-name="Tabela3.A35" office:value-type="string">
              <text:p text:style-name="No_20_Spacing"><text:span text:style-name="T7">3</text:span></text:p>
            </table:table-cell>
            <table:table-cell table:style-name="Tabela3.B35" office:value-type="string">
              <text:p text:style-name="No_20_Spacing"><text:span text:style-name="T7">1.5.4</text:span></text:p>
            </table:table-cell>
            <table:table-cell table:style-name="Tabela3.C6" office:value-type="string">
              <text:p text:style-name="Standard"><text:span text:style-name="T11">Gain Formal Acceptance</text:span></text:p>
            </table:table-cell>
            <table:table-cell table:style-name="Tabela3.D35" office:value-type="string">
              <text:p text:style-name="Standard"><text:span text:style-name="T11">The Project Sponsor formally accepts the project by signing the acceptance document included in the project plan.</text:span></text:p>
            </table:table-cell>
          </table:table-row>
          <table:table-row table:style-name="Tabela3.1">
            <table:table-cell table:style-name="Tabela3.A36" office:value-type="string">
              <text:p text:style-name="No_20_Spacing"><text:span text:style-name="T7">3</text:span></text:p>
            </table:table-cell>
            <table:table-cell table:style-name="Tabela3.B36" office:value-type="string">
              <text:p text:style-name="No_20_Spacing"><text:span text:style-name="T7">1.5.5</text:span></text:p>
            </table:table-cell>
            <table:table-cell table:style-name="Tabela3.C6" office:value-type="string">
              <text:p text:style-name="Standard"><text:span text:style-name="T11">Archive Files/Documents</text:span></text:p>
            </table:table-cell>
            <table:table-cell table:style-name="Tabela3.D36" office:value-type="string">
              <text:p text:style-name="Standard"><text:span text:style-name="T11">All project related files and documents are formally archived.</text:span></text:p>
            </table:table-cell>
          </table:table-row>
        </table:table-header-rows>
      </table:table>
      <text:p text:style-name="Standard"><text:soft-page-break/></text:p>
      <text:p text:style-name="Standard"/>
      <text:h text:style-name="P8" text:outline-level="1"><text:span text:style-name="T3">Glossary of Terms</text:span></text:h>
      <text:p text:style-name="Standard"><text:span text:style-name="T5">It's important that you provide a glossary of terms as some of the terms are not understood by persons without a project management background. <text:s/>For instance what the PMI </text:span><text:span text:style-name="T6">Practice Standard for Work Breakdown Structures</text:span><text:span text:style-name="T5"> refers to as the WBS Code is commonly referred to as the WBS number. </text:span></text:p>
      <text:p text:style-name="Standard"/>
      <text:p text:style-name="P5">Level of Effort:<text:tab/>Level of Effort (LOE) is how much work is required to complete a task.</text:p>
      <text:p text:style-name="P5">WBS Code:<text:tab/>A unique identifier assigned to each element in a Work Breakdown Structure for the purpose of designating the elements hierarchical location within the WBS.</text:p>
      <text:p text:style-name="P5">Work Package:<text:tab/>A Work Package is a deliverable or work component at the lowest level of its WBS branch.</text:p>
      <text:p text:style-name="P5">WBS Component:<text:tab/>A component of a WBS which is located at any level. <text:s/>It can be a Work Package or a WBS Element as there's no restriction on what a WBS Component is.</text:p>
      <text:p text:style-name="P5">WBS Element:<text:tab/>A WBS Element is a single WBS component and its associated attributes located anywhere within a WBS. <text:s/>A WBS Element can contain work, or it can contain other WBS Elements or Work Packages.</text:p>
      <text:p text:style-name="P5"/>
      <text:p text:style-name="Standard"/>
      <text:p text:style-name="Standard"/>
      <text:p text:style-name="Standard">This free WBS Template is brought to you by <text:a xlink:type="simple" xlink:href="http://www.ProjectManagementDocs.com" text:style-name="Internet_20_link" text:visited-style-name="Visited_20_Internet_20_Link">www.ProjectManagementDocs.com</text:a></text:p>
      <text:p text:style-name="P6"/>
      <text:p text:style-name="Standard"/>
      <text:p text:style-name="Standard"/>
      <text:p text:style-name="Standard"/>
      <text:h text:style-name="P8" text:outline-level="1"><text:span text:style-name="T10"><text:s/></text:span></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Boxed Book" svg:font-family="'Boxed Book'"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pple Chancery" svg:font-family="'Apple Chancer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tru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with-next="always"/>
      <style:text-properties style:font-name="Times New Roman" fo:font-family="'Times New Roman'"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Contents_20_1" style:display-name="Contents 1" style:family="paragraph" style:parent-style-name="Standard" style:next-style-name="Standard" style:auto-update="true" style:default-outline-level="" style:class="index">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_30_903_5f_fh" style:display-name="0903_fh" style:family="paragraph" style:parent-style-name="Standard" style:default-outline-level="">
      <style:paragraph-properties fo:margin-left="0.178cm" fo:margin-right="0.076cm" fo:margin-top="0.071cm" fo:margin-bottom="0.212cm" loext:contextual-spacing="false" fo:text-indent="0cm" style:auto-text-indent="false"/>
      <style:text-properties fo:color="#000000" style:font-name="Arial" fo:font-family="Arial"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weight-complex="bold"/>
    </style:style>
    <style:style style:name="No_20_Spacing" style:display-name="No Spacing"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style:font-name="Times New Roman" fo:font-family="'Times New Roman'"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0pt"/>
    </style:style>
    <style:style style:name="Body_20_Text_20_Char" style:display-name="Body Text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Arial1" style:font-family-complex="Arial" style:font-family-generic-complex="system" style:font-pitch-complex="variable"/>
    </style:style>
    <style:style style:name="ListLabel_20_2" style:display-name="ListLabel 2" style:family="text">
      <style:text-properties style:font-name-complex="Arial1" style:font-family-complex="Arial" style:font-family-generic-complex="system" style:font-pitch-complex="variable"/>
    </style:style>
    <style:style style:name="ListLabel_20_3" style:display-name="ListLabel 3" style:family="text">
      <style:text-properties style:font-name-complex="Arial1" style:font-family-complex="Arial"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fo:font-size="12pt" style:font-size-asian="12pt"/>
    </style:style>
    <style:style style:name="ListLabel_20_11" style:display-name="ListLabel 11" style:family="text">
      <style:text-properties fo:font-size="12pt" style:font-size-asian="12pt"/>
    </style:style>
    <style:style style:name="ListLabel_20_12" style:display-name="ListLabel 12" style:family="text">
      <style:text-properties fo:font-size="12pt" style:font-size-asian="12pt"/>
    </style:style>
    <style:style style:name="ListLabel_20_13" style:display-name="ListLabel 13" style:family="text">
      <style:text-properties fo:font-size="12pt" style:font-size-asian="12pt"/>
    </style:style>
    <style:style style:name="ListLabel_20_14" style:display-name="ListLabel 14" style:family="text">
      <style:text-properties fo:font-size="12pt" style:font-size-asian="12pt"/>
    </style:style>
    <style:style style:name="ListLabel_20_15" style:display-name="ListLabel 15" style:family="text">
      <style:text-properties fo:font-size="12pt" style:font-size-asian="12pt"/>
    </style:style>
    <style:style style:name="ListLabel_20_16" style:display-name="ListLabel 16" style:family="text">
      <style:text-properties fo:font-size="14pt" style:font-size-asian="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fo:color="#44546a" style:font-name="Boxed Book" style:font-name-asian="Calibri1" style:font-name-complex="Apple Chancery"/>
    </style:style>
    <style:style style:name="MT2" style:family="text">
      <style:text-properties fo:color="#44546a" style:font-name="Boxed Book" style:font-name-complex="Apple Chancery"/>
    </style:style>
    <style:style style:name="Mfr1" style:family="graphic" style:parent-style-name="Graphics">
      <style:graphic-properties fo:margin-left="0.318cm" fo:margin-right="0.339cm" fo:margin-top="0cm" fo:margin-bottom="0.02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4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3.318cm" fo:margin-left="0cm" fo:margin-right="0cm" fo:margin-bottom="3.217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Header"><draw:frame draw:style-name="Mfr1" draw:name="Picture 1" text:anchor-type="char" svg:x="-0.804cm" svg:y="-0.325cm" svg:width="7.248cm" svg:height="2.865cm" draw:z-index="9"><draw:image xlink:href="Pictures/1000020100000DEC000005854CD6AADE1368CC51.png" xlink:type="simple" xlink:show="embed" xlink:actuate="onLoad"/><svg:desc>/Users/brittanysenter/Desktop/WorkFiles/Project Management Docs/Branding/PMD Logo Files/1 - Main Logo/Full Color/PMD-Branding-1217-Logo-Main-FullColor-R1-D1.png</svg:desc></draw:frame><text:tab/><text:tab/><text:tab/><text:tab/> <text:span text:style-name="MT1">ProjectManagementDocs</text:span><text:span text:style-name="MT2">.</text:span><text:span text:style-name="MT1">com</text:span></text:p>
      </style:header>
      <style:footer>
        <text:p text:style-name="Footer"><draw:frame draw:style-name="Mfr2" draw:name="Picture 2" text:anchor-type="char" svg:x="11.718cm" svg:y="-8.334cm" svg:width="7.334cm" svg:height="10.638cm" draw:z-index="19"><draw:image xlink:href="Pictures/1000020100000125000001A9C1EF08BB2B04922C.png" xlink:type="simple" xlink:show="embed" xlink:actuate="onLoad"/><svg:desc>../Desktop/WorkFiles/Project%20Management%20Docs/Branding/PMD-Branding-1217-Logo-Icon-SingleColor-WaterMark.png</svg:desc></draw:frame><text:page-number text:select-page="current">10</text:page-number><text:tab/><text:tab/></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ittany Senter</meta:initial-creator>
    <dc:creator>Mark Piscopo</dc:creator>
    <meta:editing-cycles>5</meta:editing-cycles>
    <meta:creation-date>2018-07-16T19:58:00</meta:creation-date>
    <dc:date>2018-07-25T20:45:00</dc:date>
    <meta:editing-duration>PT2M</meta:editing-duration>
    <meta:generator>LibreOffice/5.1.6.2$Linux_X86_64 LibreOffice_project/10m0$Build-2</meta:generator>
    <meta:document-statistic meta:table-count="3" meta:image-count="2" meta:object-count="0" meta:page-count="10" meta:paragraph-count="363" meta:word-count="1781" meta:character-count="10997" meta:non-whitespace-character-count="957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